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77cm"/>
    </style:style>
    <style:style style:name="co2" style:family="table-column">
      <style:table-column-properties fo:break-before="auto" style:column-width="8.68cm"/>
    </style:style>
    <style:style style:name="co3" style:family="table-column">
      <style:table-column-properties fo:break-before="auto" style:column-width="1.566cm"/>
    </style:style>
    <style:style style:name="co4" style:family="table-column">
      <style:table-column-properties fo:break-before="auto" style:column-width="1.138cm"/>
    </style:style>
    <style:style style:name="co5" style:family="table-column">
      <style:table-column-properties fo:break-before="auto" style:column-width="1.249cm"/>
    </style:style>
    <style:style style:name="co6" style:family="table-column">
      <style:table-column-properties fo:break-before="auto" style:column-width="1.05cm"/>
    </style:style>
    <style:style style:name="co7" style:family="table-column">
      <style:table-column-properties fo:break-before="auto" style:column-width="2.438cm"/>
    </style:style>
    <style:style style:name="co8" style:family="table-column">
      <style:table-column-properties fo:break-before="auto" style:column-width="2.244cm"/>
    </style:style>
    <style:style style:name="co9" style:family="table-column">
      <style:table-column-properties fo:break-before="auto" style:column-width="4.235cm"/>
    </style:style>
    <style:style style:name="co10" style:family="table-column">
      <style:table-column-properties fo:break-before="auto" style:column-width="4.782cm"/>
    </style:style>
    <style:style style:name="co11" style:family="table-column">
      <style:table-column-properties fo:break-before="auto" style:column-width="2.958cm"/>
    </style:style>
    <style:style style:name="co12" style:family="table-column">
      <style:table-column-properties fo:break-before="auto" style:column-width="2.258cm"/>
    </style:style>
    <style:style style:name="co13" style:family="table-column">
      <style:table-column-properties fo:break-before="auto" style:column-width="11.169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0.06pt solid #000000"/>
      <style:text-properties style:font-name="Arial" fo:font-size="10pt" style:font-size-asian="10pt" style:font-size-complex="10pt"/>
    </style:style>
    <style:style style:name="ce2" style:family="table-cell" style:parent-style-name="Default">
      <style:table-cell-properties fo:border="0.06pt solid #000000"/>
    </style:style>
    <style:style style:name="ce3" style:family="table-cell" style:parent-style-name="Default" style:data-style-name="N100"/>
    <style:style style:name="gr1" style:family="graphic">
      <style:graphic-properties draw:marker-start="Extrémités_20_de_20_flèche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flèche_20_1" draw:marker-start-width="0.2cm" draw:marker-start-center="false" draw:fill="solid" draw:fill-color="#ffffc0" draw:auto-grow-height="true" draw:auto-grow-width="false" fo:min-height="0.469cm" fo:padding-top="0.1cm" fo:padding-bottom="0.1cm" fo:padding-left="0.1cm" fo:padding-right="0.1cm" draw:shadow="hidden" draw:shadow-offset-x="0.1cm" draw:shadow-offset-y="0.1cm" draw:caption-escape-direction="auto"/>
    </style:style>
    <style:style style:name="gr3" style:family="graphic">
      <style:graphic-properties draw:marker-start="Extrémités_20_de_20_flèche_20_1" draw:marker-start-width="0.2cm" draw:marker-start-center="false" draw:fill="solid" draw:fill-color="#ffffc0" draw:auto-grow-height="true" draw:auto-grow-width="false" fo:min-height="0.939cm" fo:padding-top="0.1cm" fo:padding-bottom="0.1cm" fo:padding-left="0.1cm" fo:padding-right="0.1cm" draw:shadow="hidden" draw:shadow-offset-x="0.1cm" draw:shadow-offset-y="0.1cm" draw:caption-escape-direction="auto"/>
    </style:style>
    <style:style style:name="gr4" style:family="graphic">
      <style:graphic-properties draw:marker-start="Extrémités_20_de_20_flèche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5" style:family="graphic">
      <style:graphic-properties draw:marker-start="Extrémités_20_de_20_flèche_20_1" draw:marker-start-width="0.2cm" draw:marker-start-center="false" draw:fill="solid" draw:fill-color="#ffffc0" draw:auto-grow-height="true" draw:auto-grow-width="false" fo:min-height="2.032cm" fo:padding-top="0.1cm" fo:padding-bottom="0.1cm" fo:padding-left="0.1cm" fo:padding-right="0.1cm" draw:shadow="hidden" draw:shadow-offset-x="0.1cm" draw:shadow-offset-y="0.1cm" draw:caption-escape-direction="auto"/>
    </style:style>
    <style:style style:name="gr6" style:family="graphic">
      <style:graphic-properties draw:marker-start="Extrémités_20_de_20_flèche_20_1" draw:marker-start-width="0.2cm" draw:marker-start-center="false" draw:fill="solid" draw:fill-color="#ffffc0" draw:auto-grow-height="true" draw:auto-grow-width="false" fo:min-height="5.007cm" fo:padding-top="0.1cm" fo:padding-bottom="0.1cm" fo:padding-left="0.1cm" fo:padding-right="0.1cm" draw:shadow="hidden" draw:shadow-offset-x="0.1cm" draw:shadow-offset-y="0.1cm" draw:caption-escape-direction="auto"/>
    </style:style>
    <style:style style:name="gr7" style:family="graphic">
      <style:graphic-properties draw:marker-start="Extrémités_20_de_20_flèche_20_1" draw:marker-start-width="0.2cm" draw:marker-start-center="false" draw:fill="solid" draw:fill-color="#ffffc0" draw:auto-grow-height="true" draw:auto-grow-width="false" fo:min-height="0.518cm" fo:padding-top="0.1cm" fo:padding-bottom="0.1cm" fo:padding-left="0.1cm" fo:padding-right="0.1cm" draw:shadow="hidden" draw:shadow-offset-x="0.1cm" draw:shadow-offset-y="0.1cm" draw:caption-escape-direction="auto"/>
    </style:style>
    <style:style style:name="gr8" style:family="graphic">
      <style:graphic-properties draw:marker-start="Extrémités_20_de_20_flèche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9" style:family="graphic">
      <style:graphic-properties draw:marker-start="Extrémités_20_de_20_flèche_20_1" draw:marker-start-width="0.2cm" draw:marker-start-center="false" draw:fill="solid" draw:fill-color="#ffffc0" draw:auto-grow-height="true" draw:auto-grow-width="false" fo:min-height="5.16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table table:name="champ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ce3"/>
        <table:table-row table:style-name="ro1">
          <table:table-cell table:style-name="ce1" office:value-type="string" calcext:value-type="string">
            <office:annotation draw:style-name="gr1" draw:text-style-name="P1" svg:width="8.333cm" svg:height="1.386cm" svg:x="1.877cm" svg:y="0cm" draw:caption-point-x="-0.61cm" draw:caption-point-y="0.01cm">
              <dc:date>2017-06-14T00:00:00</dc:date>
              <text:p text:style-name="P1"><text:span text:style-name="T1">Abréviation de 3 lettres max pour désigner </text:span></text:p>
              <text:p text:style-name="P1"><text:span text:style-name="T1">le champ de caractères</text:span></text:p>
              <text:p text:style-name="P1"><text:span text:style-name="T1"/></text:p>
            </office:annotation>
            <text:p>Typ</text:p>
          </table:table-cell>
          <table:table-cell table:style-name="ce1" office:value-type="string" calcext:value-type="string">
            <text:p>Libellé</text:p>
          </table:table-cell>
          <table:table-cell table:style-name="ce1" office:value-type="string" calcext:value-type="string">
            <office:annotation draw:style-name="gr2" draw:text-style-name="P1" svg:width="2.899cm" svg:height="0.669cm" svg:x="12.123cm" svg:y="0cm" draw:caption-point-x="-0.61cm" draw:caption-point-y="0.01cm">
              <dc:date>2017-06-14T00:00:00</dc:date>
              <text:p text:style-name="P1"><text:span text:style-name="T1">Nom de code</text:span></text:p>
            </office:annotation>
            <text:p>Nomc</text:p>
          </table:table-cell>
          <table:table-cell table:style-name="ce1" office:value-type="string" calcext:value-type="string">
            <office:annotation draw:style-name="gr1" draw:text-style-name="P1" svg:width="2.899cm" svg:height="1.386cm" svg:x="13.261cm" svg:y="0cm" draw:caption-point-x="-0.61cm" draw:caption-point-y="0.01cm">
              <dc:date>2017-06-14T00:00:00</dc:date>
              <text:p text:style-name="P1"><text:span text:style-name="T1">Taille en caractères</text:span></text:p>
              <text:p text:style-name="P1"><text:span text:style-name="T1"/></text:p>
            </office:annotation>
            <text:p>Taille</text:p>
          </table:table-cell>
          <table:table-cell table:style-name="ce1" office:value-type="string" calcext:value-type="string">
            <office:annotation draw:style-name="gr3" draw:text-style-name="P1" svg:width="2.899cm" svg:height="1.139cm" svg:x="14.51cm" svg:y="0cm" draw:caption-point-x="-0.61cm" draw:caption-point-y="0.01cm">
              <dc:date>2017-06-14T00:00:00</dc:date>
              <text:p text:style-name="P1"><text:span text:style-name="T1">Commence à 1</text:span><text:span text:style-name="T1"><text:tab/></text:span></text:p>
            </office:annotation>
            <text:p>Début</text:p>
          </table:table-cell>
          <table:table-cell table:style-name="ce1" office:value-type="string" calcext:value-type="string">
            <office:annotation draw:style-name="gr4" draw:text-style-name="P1" svg:width="8.33cm" svg:height="0.991cm" svg:x="15.559cm" svg:y="0.69cm" draw:caption-point-x="-0.61cm" draw:caption-point-y="-0.68cm">
              <dc:date>2017-06-14T00:00:00</dc:date>
              <text:p text:style-name="P1"><text:span text:style-name="T1">Numéro du dernier caractère (compris) du champ</text:span></text:p>
              <text:p text:style-name="P1"><text:span text:style-name="T1"/></text:p>
            </office:annotation>
            <text:p>Fin</text:p>
          </table:table-cell>
          <table:table-cell table:style-name="ce1" office:value-type="string" calcext:value-type="string">
            <office:annotation draw:style-name="gr1" draw:text-style-name="P1" svg:width="2.899cm" svg:height="1.386cm" svg:x="18.108cm" svg:y="0.824cm" draw:caption-point-x="-0.721cm" draw:caption-point-y="-0.814cm">
              <dc:date>2017-06-14T00:00:00</dc:date>
              <text:p text:style-name="P1"><text:span text:style-name="T1">O = Obligatoire, F=Facultatif</text:span></text:p>
              <text:p text:style-name="P1"><text:span text:style-name="T1"/></text:p>
            </office:annotation>
            <text:p>Obligatoire[1]</text:p>
          </table:table-cell>
          <table:table-cell table:style-name="ce1" office:value-type="string" calcext:value-type="string">
            <office:annotation draw:style-name="gr5" draw:text-style-name="P1" svg:width="6.151cm" svg:height="2.232cm" svg:x="20.296cm" svg:y="0.744cm" draw:caption-point-x="-0.666cm" draw:caption-point-y="-0.734cm">
              <dc:date>2017-06-14T00:00:00</dc:date>
              <text:p text:style-name="P1"><text:span text:style-name="T1">Type désigné par la norme.</text:span></text:p>
              <text:p text:style-name="P1"><text:span text:style-name="T1">A = Alphabétique</text:span></text:p>
              <text:p text:style-name="P1"><text:span text:style-name="T1">N = Numérique</text:span></text:p>
              <text:p text:style-name="P1"><text:span text:style-name="T1"/></text:p>
            </office:annotation>
            <text:p>Type[2]</text:p>
          </table:table-cell>
          <table:table-cell table:style-name="ce1" office:value-type="string" calcext:value-type="string">
            <office:annotation draw:style-name="gr6" draw:text-style-name="P1" svg:width="11.443cm" svg:height="5.207cm" svg:x="22.29cm" svg:y="0.823cm" draw:caption-point-x="-0.416cm" draw:caption-point-y="-0.813cm">
              <dc:date>2017-06-14T00:00:00</dc:date>
              <text:p text:style-name="P1"><text:span text:style-name="T1">Type préférentiel</text:span></text:p>
              <text:p text:style-name="P1"><text:span text:style-name="T1">C'est le type que le programme devra utiliser.</text:span></text:p>
              <text:p text:style-name="P1"><text:span text:style-name="T1">A = Alphabétique</text:span></text:p>
              <text:p text:style-name="P1"><text:span text:style-name="T1">N = Numérique</text:span></text:p>
              <text:p text:style-name="P1"><text:span text:style-name="T1">D = Date au format défini dans la colonne Remarques</text:span></text:p>
              <text:p text:style-name="P1"><text:span text:style-name="T1">(Le type A entraînera le moins d'erreurs de rejet mais devra être </text:span></text:p>
              <text:p text:style-name="P1"><text:span text:style-name="T1">retraité ensuite pour être correctement converti)</text:span></text:p>
              <text:p text:style-name="P1"><text:span text:style-name="T1"/></text:p>
            </office:annotation>
            <text:p>TypePref</text:p>
          </table:table-cell>
          <table:table-cell table:style-name="ce1" office:value-type="string" calcext:value-type="string">
            <office:annotation draw:style-name="gr7" draw:text-style-name="P1" svg:width="9.514cm" svg:height="0.718cm" svg:x="26.913cm" svg:y="0.559cm" draw:caption-point-x="-0.804cm" draw:caption-point-y="-0.549cm">
              <dc:date>2017-06-14T00:00:00</dc:date>
              <text:p text:style-name="P1"><text:span text:style-name="T1">NA/NA;Gauche/Espace ; Droite/Zéro</text:span></text:p>
            </office:annotation>
            <text:p>Cadrage/Remplissage[3]</text:p>
          </table:table-cell>
          <table:table-cell table:style-name="ce1" office:value-type="string" calcext:value-type="string">
            <office:annotation draw:style-name="gr8" draw:text-style-name="P1" svg:width="7.141cm" svg:height="1.781cm" svg:x="31.668cm" svg:y="1.143cm" draw:caption-point-x="-0.777cm" draw:caption-point-y="-1.133cm">
              <dc:date>2017-06-14T00:00:00</dc:date>
              <text:p text:style-name="P1"><text:span text:style-name="T1">Remarques, ou bien format à utiliser</text:span></text:p>
              <text:p text:style-name="P1"><text:span text:style-name="T1">Dans le cas d'un champ Date</text:span></text:p>
              <text:p text:style-name="P1"><text:span text:style-name="T1"/></text:p>
              <text:p text:style-name="P1"><text:span text:style-name="T1"/></text:p>
            </office:annotation>
            <text:p>Remarques</text:p>
          </table:table-cell>
          <table:table-cell table:style-name="ce1" office:value-type="string" calcext:value-type="string">
            <office:annotation draw:style-name="gr1" draw:text-style-name="P1" svg:width="9.733cm" svg:height="1.386cm" svg:x="34.375cm" svg:y="0.929cm" draw:caption-point-x="-0.526cm" draw:caption-point-y="-0.919cm">
              <dc:date>2017-06-14T00:00:00</dc:date>
              <text:p text:style-name="P1"><text:span text:style-name="T1">Inddique le champ pour lequel ce champ sert de compteur</text:span></text:p>
              <text:p text:style-name="P1"><text:span text:style-name="T1"/></text:p>
              <text:p text:style-name="P1"><text:span text:style-name="T1"/></text:p>
            </office:annotation>
            <text:p>Compteur</text:p>
          </table:table-cell>
          <table:table-cell office:value-type="string" calcext:value-type="string">
            <text:p>Format</text:p>
          </table:table-cell>
        </table:table-row>
        <table:table-row table:style-name="ro1">
          <table:table-cell office:value-type="string" calcext:value-type="string">
            <text:p>RSFA</text:p>
          </table:table-cell>
          <table:table-cell office:value-type="string" calcext:value-type="string">
            <text:p>Type d'enregistrement</text:p>
          </table:table-cell>
          <table:table-cell office:value-type="string" calcext:value-type="string">
            <text:p>TENR</text:p>
          </table:table-cell>
          <table:table-cell table:number-columns-repeated="3" office:value-type="float" office:value="1" calcext:value-type="float">
            <text:p>1</text:p>
          </table:table-cell>
          <table:table-cell office:value-type="string" calcext:value-type="string">
            <text:p>O</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NA - <text:s/>- Valeur=A</text:p>
          </table:table-cell>
          <table:table-cell table:number-columns-repeated="2"/>
        </table:table-row>
        <table:table-row table:style-name="ro1">
          <table:table-cell office:value-type="string" calcext:value-type="string">
            <text:p>RSFA</text:p>
          </table:table-cell>
          <table:table-cell office:value-type="string" calcext:value-type="string">
            <text:p>Numéro FINESS d’inscription ePMSI</text:p>
          </table:table-cell>
          <table:table-cell office:value-type="string" calcext:value-type="string">
            <text:p>FINESS</text:p>
          </table:table-cell>
          <table:table-cell office:value-type="float" office:value="9" calcext:value-type="float">
            <text:p>9</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O</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RSS non groupé - <text:s/>- </text:p>
          </table:table-cell>
          <table:table-cell table:number-columns-repeated="2"/>
        </table:table-row>
        <table:table-row table:style-name="ro1">
          <table:table-cell office:value-type="string" calcext:value-type="string">
            <text:p>RSFA</text:p>
          </table:table-cell>
          <table:table-cell office:value-type="string" calcext:value-type="string">
            <text:p>Numéro FINESS géographique</text:p>
          </table:table-cell>
          <table:table-cell office:value-type="string" calcext:value-type="string">
            <text:p>FINESG</text:p>
          </table:table-cell>
          <table:table-cell office:value-type="float" office:value="9" calcext:value-type="float">
            <text:p>9</text:p>
          </table:table-cell>
          <table:table-cell office:value-type="float" office:value="11" calcext:value-type="float">
            <text:p>11</text:p>
          </table:table-cell>
          <table:table-cell office:value-type="float" office:value="19" calcext:value-type="float">
            <text:p>19</text:p>
          </table:table-cell>
          <table:table-cell office:value-type="string" calcext:value-type="string">
            <text:p>O</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text:s/>- <text:s/>- </text:p>
          </table:table-cell>
          <table:table-cell table:number-columns-repeated="2"/>
        </table:table-row>
        <table:table-row table:style-name="ro1">
          <table:table-cell office:value-type="string" calcext:value-type="string">
            <text:p>RSFA</text:p>
          </table:table-cell>
          <table:table-cell office:value-type="string" calcext:value-type="string">
            <text:p>Sexe</text:p>
          </table:table-cell>
          <table:table-cell office:value-type="string" calcext:value-type="string">
            <text:p>SEXE</text:p>
          </table:table-cell>
          <table:table-cell office:value-type="float" office:value="1" calcext:value-type="float">
            <text:p>1</text:p>
          </table:table-cell>
          <table:table-cell table:number-columns-repeated="2" office:value-type="float" office:value="20" calcext:value-type="float">
            <text:p>20</text:p>
          </table:table-cell>
          <table:table-cell office:value-type="string" calcext:value-type="string">
            <text:p>O</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RSS non groupé - <text:s/>- </text:p>
          </table:table-cell>
          <table:table-cell table:number-columns-repeated="2"/>
        </table:table-row>
        <table:table-row table:style-name="ro1">
          <table:table-cell office:value-type="string" calcext:value-type="string">
            <text:p>RSFA</text:p>
          </table:table-cell>
          <table:table-cell office:value-type="string" calcext:value-type="string">
            <text:p>Code civilité</text:p>
          </table:table-cell>
          <table:table-cell office:value-type="string" calcext:value-type="string">
            <text:p>CCIV</text:p>
          </table:table-cell>
          <table:table-cell office:value-type="float" office:value="1" calcext:value-type="float">
            <text:p>1</text:p>
          </table:table-cell>
          <table:table-cell table:number-columns-repeated="2" office:value-type="float" office:value="21" calcext:value-type="float">
            <text:p>21</text:p>
          </table:table-cell>
          <table:table-cell office:value-type="string" calcext:value-type="string">
            <text:p>O</text:p>
          </table:table-cell>
          <table:table-cell table:number-columns-repeated="2" office:value-type="string" calcext:value-type="string">
            <text:p>N</text:p>
          </table:table-cell>
          <table:table-cell table:style-name="ce2" office:value-type="string" calcext:value-type="string">
            <text:p>NA/NA</text:p>
          </table:table-cell>
          <table:table-cell office:value-type="string" calcext:value-type="string">
            <text:p>Type 2B - 40 - Recodage : M=1/MME=2:MLE=2/SAN=3</text:p>
          </table:table-cell>
          <table:table-cell table:number-columns-repeated="2"/>
        </table:table-row>
        <table:table-row table:style-name="ro1">
          <table:table-cell office:value-type="string" calcext:value-type="string">
            <text:p>RSFA</text:p>
          </table:table-cell>
          <table:table-cell office:value-type="string" calcext:value-type="string">
            <text:p>N° immatriculation assuré</text:p>
          </table:table-cell>
          <table:table-cell office:value-type="string" calcext:value-type="string">
            <text:p>NIA</text:p>
          </table:table-cell>
          <table:table-cell office:value-type="float" office:value="13" calcext:value-type="float">
            <text:p>13</text:p>
          </table:table-cell>
          <table:table-cell office:value-type="float" office:value="22" calcext:value-type="float">
            <text:p>22</text:p>
          </table:table-cell>
          <table:table-cell office:value-type="float" office:value="34" calcext:value-type="float">
            <text:p>34</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Gauche/Espace</text:p>
          </table:table-cell>
          <table:table-cell office:value-type="string" calcext:value-type="string">
            <text:p>Type 2 CP - 12 - </text:p>
          </table:table-cell>
          <table:table-cell table:number-columns-repeated="2"/>
        </table:table-row>
        <table:table-row table:style-name="ro1">
          <table:table-cell office:value-type="string" calcext:value-type="string">
            <text:p>RSFA</text:p>
          </table:table-cell>
          <table:table-cell office:value-type="string" calcext:value-type="string">
            <text:p>Clé du n° immatriculation</text:p>
          </table:table-cell>
          <table:table-cell office:value-type="string" calcext:value-type="string">
            <text:p>CNI</text:p>
          </table:table-cell>
          <table:table-cell office:value-type="float" office:value="2" calcext:value-type="float">
            <text:p>2</text:p>
          </table:table-cell>
          <table:table-cell office:value-type="float" office:value="35" calcext:value-type="float">
            <text:p>35</text:p>
          </table:table-cell>
          <table:table-cell office:value-type="float" office:value="36" calcext:value-type="float">
            <text:p>36</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Type 2 CP - 25 - </text:p>
          </table:table-cell>
          <table:table-cell table:number-columns-repeated="2"/>
        </table:table-row>
        <table:table-row table:style-name="ro1">
          <table:table-cell office:value-type="string" calcext:value-type="string">
            <text:p>RSFA</text:p>
          </table:table-cell>
          <table:table-cell office:value-type="string" calcext:value-type="string">
            <text:p>Rang de bénéficiaire</text:p>
          </table:table-cell>
          <table:table-cell office:value-type="string" calcext:value-type="string">
            <text:p>RGB</text:p>
          </table:table-cell>
          <table:table-cell office:value-type="float" office:value="3" calcext:value-type="float">
            <text:p>3</text:p>
          </table:table-cell>
          <table:table-cell office:value-type="float" office:value="37" calcext:value-type="float">
            <text:p>37</text:p>
          </table:table-cell>
          <table:table-cell office:value-type="float" office:value="39" calcext:value-type="float">
            <text:p>39</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Type 2 CP - 27 - </text:p>
          </table:table-cell>
          <table:table-cell table:number-columns-repeated="2"/>
        </table:table-row>
        <table:table-row table:style-name="ro1">
          <table:table-cell office:value-type="string" calcext:value-type="string">
            <text:p>RSFA</text:p>
          </table:table-cell>
          <table:table-cell office:value-type="string" calcext:value-type="string">
            <text:p>N° d'entrée</text:p>
          </table:table-cell>
          <table:table-cell office:value-type="string" calcext:value-type="string">
            <text:p>NENT</text:p>
          </table:table-cell>
          <table:table-cell office:value-type="float" office:value="9" calcext:value-type="float">
            <text:p>9</text:p>
          </table:table-cell>
          <table:table-cell office:value-type="float" office:value="40" calcext:value-type="float">
            <text:p>40</text:p>
          </table:table-cell>
          <table:table-cell office:value-type="float" office:value="48" calcext:value-type="float">
            <text:p>48</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Type 2 CP - 40 - </text:p>
          </table:table-cell>
          <table:table-cell table:number-columns-repeated="2"/>
        </table:table-row>
        <table:table-row table:style-name="ro1">
          <table:table-cell office:value-type="string" calcext:value-type="string">
            <text:p>RSFA</text:p>
          </table:table-cell>
          <table:table-cell office:value-type="string" calcext:value-type="string">
            <text:p>N° immatriculation individuel</text:p>
          </table:table-cell>
          <table:table-cell office:value-type="string" calcext:value-type="string">
            <text:p>NII</text:p>
          </table:table-cell>
          <table:table-cell office:value-type="float" office:value="13" calcext:value-type="float">
            <text:p>13</text:p>
          </table:table-cell>
          <table:table-cell office:value-type="float" office:value="49" calcext:value-type="float">
            <text:p>49</text:p>
          </table:table-cell>
          <table:table-cell office:value-type="float" office:value="61" calcext:value-type="float">
            <text:p>61</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Gauche/Espace</text:p>
          </table:table-cell>
          <table:table-cell office:value-type="string" calcext:value-type="string">
            <text:p>Type 2S CP - 50 - A renseigner si l’information est présente sur la carte Vitale, l’attestation de droits ou la prise en charge</text:p>
          </table:table-cell>
          <table:table-cell table:number-columns-repeated="2"/>
        </table:table-row>
        <table:table-row table:style-name="ro1">
          <table:table-cell office:value-type="string" calcext:value-type="string">
            <text:p>RSFA</text:p>
          </table:table-cell>
          <table:table-cell office:value-type="string" calcext:value-type="string">
            <text:p>Clé du n° immatriculation individuel</text:p>
          </table:table-cell>
          <table:table-cell office:value-type="string" calcext:value-type="string">
            <text:p>CNII</text:p>
          </table:table-cell>
          <table:table-cell office:value-type="float" office:value="2" calcext:value-type="float">
            <text:p>2</text:p>
          </table:table-cell>
          <table:table-cell office:value-type="float" office:value="62" calcext:value-type="float">
            <text:p>62</text:p>
          </table:table-cell>
          <table:table-cell office:value-type="float" office:value="63" calcext:value-type="float">
            <text:p>63</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Type 2S CP - 63 - A prendre sur le même support que le n° immatriculation. Clé à contrôler après la saisie, cf. annexe 5 de la norme B2</text:p>
          </table:table-cell>
          <table:table-cell table:number-columns-repeated="2"/>
        </table:table-row>
        <table:table-row table:style-name="ro1">
          <table:table-cell office:value-type="string" calcext:value-type="string">
            <text:p>RSFA</text:p>
          </table:table-cell>
          <table:table-cell office:value-type="string" calcext:value-type="string">
            <text:p>Indicateur du parcours de soins</text:p>
          </table:table-cell>
          <table:table-cell office:value-type="string" calcext:value-type="string">
            <text:p>IPS</text:p>
          </table:table-cell>
          <table:table-cell office:value-type="float" office:value="1" calcext:value-type="float">
            <text:p>1</text:p>
          </table:table-cell>
          <table:table-cell table:number-columns-repeated="2" office:value-type="float" office:value="64" calcext:value-type="float">
            <text:p>64</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Type 2S CP - 121 - Valeurs acceptées {' ', A, B, D, H, J, M, N, O, R, S, T, U}</text:p>
          </table:table-cell>
          <table:table-cell table:number-columns-repeated="2"/>
        </table:table-row>
        <table:table-row table:style-name="ro1">
          <table:table-cell office:value-type="string" calcext:value-type="string">
            <text:p>RSFA</text:p>
          </table:table-cell>
          <table:table-cell office:value-type="string" calcext:value-type="string">
            <text:p>Nature opération</text:p>
          </table:table-cell>
          <table:table-cell office:value-type="string" calcext:value-type="string">
            <text:p>NOP</text:p>
          </table:table-cell>
          <table:table-cell office:value-type="float" office:value="1" calcext:value-type="float">
            <text:p>1</text:p>
          </table:table-cell>
          <table:table-cell table:number-columns-repeated="2" office:value-type="float" office:value="65" calcext:value-type="float">
            <text:p>65</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Type 2 CP - 39 - </text:p>
          </table:table-cell>
          <table:table-cell table:number-columns-repeated="2"/>
        </table:table-row>
        <table:table-row table:style-name="ro1">
          <table:table-cell office:value-type="string" calcext:value-type="string">
            <text:p>RSFA</text:p>
          </table:table-cell>
          <table:table-cell office:value-type="string" calcext:value-type="string">
            <text:p>Nature assurance</text:p>
          </table:table-cell>
          <table:table-cell office:value-type="string" calcext:value-type="string">
            <text:p>NAS</text:p>
          </table:table-cell>
          <table:table-cell office:value-type="float" office:value="2" calcext:value-type="float">
            <text:p>2</text:p>
          </table:table-cell>
          <table:table-cell office:value-type="float" office:value="66" calcext:value-type="float">
            <text:p>66</text:p>
          </table:table-cell>
          <table:table-cell office:value-type="float" office:value="67" calcext:value-type="float">
            <text:p>67</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Type 2 CP - 77 - Valeurs acceptées {10, 13, 30, 41, 90}</text:p>
          </table:table-cell>
          <table:table-cell table:number-columns-repeated="2"/>
        </table:table-row>
        <table:table-row table:style-name="ro1">
          <table:table-cell office:value-type="string" calcext:value-type="string">
            <text:p>RSFA</text:p>
          </table:table-cell>
          <table:table-cell office:value-type="string" calcext:value-type="string">
            <text:p>Type de contrat souscrit auprès d'un organisme complémentaire</text:p>
          </table:table-cell>
          <table:table-cell office:value-type="string" calcext:value-type="string">
            <text:p>TCOC</text:p>
          </table:table-cell>
          <table:table-cell office:value-type="float" office:value="2" calcext:value-type="float">
            <text:p>2</text:p>
          </table:table-cell>
          <table:table-cell office:value-type="float" office:value="68" calcext:value-type="float">
            <text:p>68</text:p>
          </table:table-cell>
          <table:table-cell office:value-type="float" office:value="69" calcext:value-type="float">
            <text:p>69</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Type 2 CP - 117 - </text:p>
          </table:table-cell>
          <table:table-cell table:number-columns-repeated="2"/>
        </table:table-row>
        <table:table-row table:style-name="ro1">
          <table:table-cell office:value-type="string" calcext:value-type="string">
            <text:p>RSFA</text:p>
          </table:table-cell>
          <table:table-cell office:value-type="string" calcext:value-type="string">
            <text:p>Justification d'exonération du TM</text:p>
          </table:table-cell>
          <table:table-cell office:value-type="string" calcext:value-type="string">
            <text:p>JETM</text:p>
          </table:table-cell>
          <table:table-cell office:value-type="float" office:value="1" calcext:value-type="float">
            <text:p>1</text:p>
          </table:table-cell>
          <table:table-cell table:number-columns-repeated="2" office:value-type="float" office:value="70" calcext:value-type="float">
            <text:p>70</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Type 2 CP - 79 - </text:p>
          </table:table-cell>
          <table:table-cell table:number-columns-repeated="2"/>
        </table:table-row>
        <table:table-row table:style-name="ro1">
          <table:table-cell office:value-type="string" calcext:value-type="string">
            <text:p>RSFA</text:p>
          </table:table-cell>
          <table:table-cell office:value-type="string" calcext:value-type="string">
            <text:p>Séjour facturable à l'assurance maladie</text:p>
          </table:table-cell>
          <table:table-cell office:value-type="string" calcext:value-type="string">
            <text:p>SFA</text:p>
          </table:table-cell>
          <table:table-cell office:value-type="float" office:value="1" calcext:value-type="float">
            <text:p>1</text:p>
          </table:table-cell>
          <table:table-cell table:number-columns-repeated="2" office:value-type="float" office:value="71" calcext:value-type="float">
            <text:p>71</text:p>
          </table:table-cell>
          <table:table-cell office:value-type="string" calcext:value-type="string">
            <text:p>O</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Note n°1 - <text:s/>- Valeurs acceptées {0, 1, 2, 3}</text:p>
          </table:table-cell>
          <table:table-cell table:number-columns-repeated="2"/>
        </table:table-row>
        <table:table-row table:style-name="ro1">
          <table:table-cell office:value-type="string" calcext:value-type="string">
            <text:p>RSFA</text:p>
          </table:table-cell>
          <table:table-cell office:value-type="string" calcext:value-type="string">
            <text:p>Filler</text:p>
          </table:table-cell>
          <table:table-cell office:value-type="string" calcext:value-type="string">
            <text:p>F72</text:p>
          </table:table-cell>
          <table:table-cell office:value-type="float" office:value="1" calcext:value-type="float">
            <text:p>1</text:p>
          </table:table-cell>
          <table:table-cell table:number-columns-repeated="2" office:value-type="float" office:value="72" calcext:value-type="float">
            <text:p>72</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text:s/>- <text:s/>- </text:p>
          </table:table-cell>
          <table:table-cell table:number-columns-repeated="2"/>
        </table:table-row>
        <table:table-row table:style-name="ro1">
          <table:table-cell office:value-type="string" calcext:value-type="string">
            <text:p>RSFA</text:p>
          </table:table-cell>
          <table:table-cell office:value-type="string" calcext:value-type="string">
            <text:p>Motif de non facturation à l’assurance maladie</text:p>
          </table:table-cell>
          <table:table-cell office:value-type="string" calcext:value-type="string">
            <text:p>MNFAM</text:p>
          </table:table-cell>
          <table:table-cell office:value-type="float" office:value="1" calcext:value-type="float">
            <text:p>1</text:p>
          </table:table-cell>
          <table:table-cell table:number-columns-repeated="2" office:value-type="float" office:value="73" calcext:value-type="float">
            <text:p>73</text:p>
          </table:table-cell>
          <table:table-cell office:value-type="string" calcext:value-type="string">
            <text:p>F</text:p>
          </table:table-cell>
          <table:table-cell table:number-columns-repeated="2" office:value-type="string" calcext:value-type="string">
            <text:p>N</text:p>
          </table:table-cell>
          <table:table-cell table:style-name="ce2" office:value-type="string" calcext:value-type="string">
            <text:p>Droite/Zéro</text:p>
          </table:table-cell>
          <table:table-cell office:value-type="string" calcext:value-type="string">
            <text:p>Note n°2 <text:s/>- <text:s/>- Valeurs acceptées {' ', 1, 2, 3, 4, 5, 6, 9}</text:p>
          </table:table-cell>
          <table:table-cell table:number-columns-repeated="2"/>
        </table:table-row>
        <table:table-row table:style-name="ro1">
          <table:table-cell office:value-type="string" calcext:value-type="string">
            <text:p>RSFA</text:p>
          </table:table-cell>
          <table:table-cell office:value-type="string" calcext:value-type="string">
            <text:p>Code Gd régime</text:p>
          </table:table-cell>
          <table:table-cell office:value-type="string" calcext:value-type="string">
            <text:p>CGR</text:p>
          </table:table-cell>
          <table:table-cell office:value-type="float" office:value="2" calcext:value-type="float">
            <text:p>2</text:p>
          </table:table-cell>
          <table:table-cell office:value-type="float" office:value="74" calcext:value-type="float">
            <text:p>74</text:p>
          </table:table-cell>
          <table:table-cell office:value-type="float" office:value="75" calcext:value-type="float">
            <text:p>75</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Type 2 CP - 49 - Valeurs acceptées {' ', 10, 02, 03, 04, 05, 06, 07, 08, 09, 10, 12, 14, 15, 16, 17, 80 ,90 ,91, 92, 93, 94, 95, 96, 99}</text:p>
          </table:table-cell>
          <table:table-cell table:number-columns-repeated="2"/>
        </table:table-row>
        <table:table-row table:style-name="ro1">
          <table:table-cell office:value-type="string" calcext:value-type="string">
            <text:p>RSFA</text:p>
          </table:table-cell>
          <table:table-cell office:value-type="string" calcext:value-type="string">
            <text:p>Date Naissance</text:p>
          </table:table-cell>
          <table:table-cell office:value-type="string" calcext:value-type="string">
            <text:p>DNAIS</text:p>
          </table:table-cell>
          <table:table-cell office:value-type="float" office:value="8" calcext:value-type="float">
            <text:p>8</text:p>
          </table:table-cell>
          <table:table-cell office:value-type="float" office:value="76" calcext:value-type="float">
            <text:p>76</text:p>
          </table:table-cell>
          <table:table-cell office:value-type="float" office:value="83" calcext:value-type="float">
            <text:p>83</text:p>
          </table:table-cell>
          <table:table-cell office:value-type="string" calcext:value-type="string">
            <text:p>O</text:p>
          </table:table-cell>
          <table:table-cell office:value-type="string" calcext:value-type="string">
            <text:p>N</text:p>
          </table:table-cell>
          <table:table-cell office:value-type="string" calcext:value-type="string">
            <text:p>D</text:p>
          </table:table-cell>
          <table:table-cell table:style-name="ce2" office:value-type="string" calcext:value-type="string">
            <text:p>NA/NA</text:p>
          </table:table-cell>
          <table:table-cell office:value-type="string" calcext:value-type="string">
            <text:p>Type 2 CP - 96 - Modification liée au format de la date (JJMMAAAA)</text:p>
          </table:table-cell>
          <table:table-cell table:number-columns-repeated="2"/>
        </table:table-row>
        <table:table-row table:style-name="ro1">
          <table:table-cell office:value-type="string" calcext:value-type="string">
            <text:p>RSFA</text:p>
          </table:table-cell>
          <table:table-cell office:value-type="string" calcext:value-type="string">
            <text:p>Rang de naissance</text:p>
          </table:table-cell>
          <table:table-cell office:value-type="string" calcext:value-type="string">
            <text:p>RNAIS</text:p>
          </table:table-cell>
          <table:table-cell office:value-type="float" office:value="1" calcext:value-type="float">
            <text:p>1</text:p>
          </table:table-cell>
          <table:table-cell table:number-columns-repeated="2" office:value-type="float" office:value="84" calcext:value-type="float">
            <text:p>84</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Type 2 CP - 102 - </text:p>
          </table:table-cell>
          <table:table-cell table:number-columns-repeated="2"/>
        </table:table-row>
        <table:table-row table:style-name="ro1">
          <table:table-cell office:value-type="string" calcext:value-type="string">
            <text:p>RSFA</text:p>
          </table:table-cell>
          <table:table-cell office:value-type="string" calcext:value-type="string">
            <text:p>Date d'entrée</text:p>
          </table:table-cell>
          <table:table-cell office:value-type="string" calcext:value-type="string">
            <text:p>DENT</text:p>
          </table:table-cell>
          <table:table-cell office:value-type="float" office:value="8" calcext:value-type="float">
            <text:p>8</text:p>
          </table:table-cell>
          <table:table-cell office:value-type="float" office:value="85" calcext:value-type="float">
            <text:p>85</text:p>
          </table:table-cell>
          <table:table-cell office:value-type="float" office:value="92" calcext:value-type="float">
            <text:p>92</text:p>
          </table:table-cell>
          <table:table-cell office:value-type="string" calcext:value-type="string">
            <text:p>O</text:p>
          </table:table-cell>
          <table:table-cell office:value-type="string" calcext:value-type="string">
            <text:p>N</text:p>
          </table:table-cell>
          <table:table-cell office:value-type="string" calcext:value-type="string">
            <text:p>D</text:p>
          </table:table-cell>
          <table:table-cell table:style-name="ce2" office:value-type="string" calcext:value-type="string">
            <text:p>NA/NA</text:p>
          </table:table-cell>
          <table:table-cell office:value-type="string" calcext:value-type="string">
            <text:p>Type 2 CP - 103 - Modification liée au format de la date (JJMMAAAA)</text:p>
          </table:table-cell>
          <table:table-cell table:number-columns-repeated="2"/>
        </table:table-row>
        <table:table-row table:style-name="ro1">
          <table:table-cell office:value-type="string" calcext:value-type="string">
            <text:p>RSFA</text:p>
          </table:table-cell>
          <table:table-cell office:value-type="string" calcext:value-type="string">
            <text:p>Date de sortie</text:p>
          </table:table-cell>
          <table:table-cell office:value-type="string" calcext:value-type="string">
            <text:p>DSOR</text:p>
          </table:table-cell>
          <table:table-cell office:value-type="float" office:value="8" calcext:value-type="float">
            <text:p>8</text:p>
          </table:table-cell>
          <table:table-cell office:value-type="float" office:value="93" calcext:value-type="float">
            <text:p>93</text:p>
          </table:table-cell>
          <table:table-cell office:value-type="float" office:value="100" calcext:value-type="float">
            <text:p>100</text:p>
          </table:table-cell>
          <table:table-cell office:value-type="string" calcext:value-type="string">
            <text:p>F</text:p>
          </table:table-cell>
          <table:table-cell office:value-type="string" calcext:value-type="string">
            <text:p>N</text:p>
          </table:table-cell>
          <table:table-cell office:value-type="string" calcext:value-type="string">
            <text:p>D</text:p>
          </table:table-cell>
          <table:table-cell table:style-name="ce2" office:value-type="string" calcext:value-type="string">
            <text:p>NA/NA</text:p>
          </table:table-cell>
          <table:table-cell office:value-type="string" calcext:value-type="string">
            <text:p>Type 2 CP - 109 - Modification liée au format de la date (JJMMAAAA)</text:p>
          </table:table-cell>
          <table:table-cell table:number-columns-repeated="2"/>
        </table:table-row>
        <table:table-row table:style-name="ro1">
          <table:table-cell office:value-type="string" calcext:value-type="string">
            <text:p>RSFA</text:p>
          </table:table-cell>
          <table:table-cell office:value-type="string" calcext:value-type="string">
            <text:p>Code postal du lieu de résidence du patient</text:p>
          </table:table-cell>
          <table:table-cell office:value-type="string" calcext:value-type="string">
            <text:p>CPLR</text:p>
          </table:table-cell>
          <table:table-cell office:value-type="float" office:value="5" calcext:value-type="float">
            <text:p>5</text:p>
          </table:table-cell>
          <table:table-cell office:value-type="float" office:value="101" calcext:value-type="float">
            <text:p>101</text:p>
          </table:table-cell>
          <table:table-cell office:value-type="float" office:value="105" calcext:value-type="float">
            <text:p>105</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Type 2C - 91 - </text:p>
          </table:table-cell>
          <table:table-cell table:number-columns-repeated="2"/>
        </table:table-row>
        <table:table-row table:style-name="ro1">
          <table:table-cell office:value-type="string" calcext:value-type="string">
            <text:p>RSFA</text:p>
          </table:table-cell>
          <table:table-cell office:value-type="string" calcext:value-type="string">
            <text:p>Total Base Remboursement Prestation hospitalière</text:p>
          </table:table-cell>
          <table:table-cell office:value-type="string" calcext:value-type="string">
            <text:p>TBRPH</text:p>
          </table:table-cell>
          <table:table-cell office:value-type="float" office:value="8" calcext:value-type="float">
            <text:p>8</text:p>
          </table:table-cell>
          <table:table-cell office:value-type="float" office:value="106" calcext:value-type="float">
            <text:p>106</text:p>
          </table:table-cell>
          <table:table-cell office:value-type="float" office:value="113" calcext:value-type="float">
            <text:p>113</text:p>
          </table:table-cell>
          <table:table-cell office:value-type="string" calcext:value-type="string">
            <text:p>F</text:p>
          </table:table-cell>
          <table:table-cell table:number-columns-repeated="2" office:value-type="string" calcext:value-type="string">
            <text:p>N</text:p>
          </table:table-cell>
          <table:table-cell table:style-name="ce2" office:value-type="string" calcext:value-type="string">
            <text:p>Droite/Zéro</text:p>
          </table:table-cell>
          <table:table-cell office:value-type="string" calcext:value-type="string">
            <text:p>Type 5 CP - 42 - Total des lignes de type 3 (RSF B et P) : 6+2</text:p>
          </table:table-cell>
          <table:table-cell/>
          <table:table-cell office:value-type="string" calcext:value-type="string">
            <text:p>6+2</text:p>
          </table:table-cell>
        </table:table-row>
        <table:table-row table:style-name="ro1">
          <table:table-cell office:value-type="string" calcext:value-type="string">
            <text:p>RSFA</text:p>
          </table:table-cell>
          <table:table-cell office:value-type="string" calcext:value-type="string">
            <text:p>Total remboursable AMO Prestation hospitalières</text:p>
          </table:table-cell>
          <table:table-cell office:value-type="string" calcext:value-type="string">
            <text:p>TRAPH</text:p>
          </table:table-cell>
          <table:table-cell office:value-type="float" office:value="8" calcext:value-type="float">
            <text:p>8</text:p>
          </table:table-cell>
          <table:table-cell office:value-type="float" office:value="114" calcext:value-type="float">
            <text:p>114</text:p>
          </table:table-cell>
          <table:table-cell office:value-type="float" office:value="121" calcext:value-type="float">
            <text:p>121</text:p>
          </table:table-cell>
          <table:table-cell office:value-type="string" calcext:value-type="string">
            <text:p>F</text:p>
          </table:table-cell>
          <table:table-cell table:number-columns-repeated="2" office:value-type="string" calcext:value-type="string">
            <text:p>N</text:p>
          </table:table-cell>
          <table:table-cell table:style-name="ce2" office:value-type="string" calcext:value-type="string">
            <text:p>Droite/Zéro</text:p>
          </table:table-cell>
          <table:table-cell office:value-type="string" calcext:value-type="string">
            <text:p>Type 5 CP - 50 - Id 6+2</text:p>
          </table:table-cell>
          <table:table-cell/>
          <table:table-cell office:value-type="string" calcext:value-type="string">
            <text:p>6+2</text:p>
          </table:table-cell>
        </table:table-row>
        <table:table-row table:style-name="ro1">
          <table:table-cell office:value-type="string" calcext:value-type="string">
            <text:p>RSFA</text:p>
          </table:table-cell>
          <table:table-cell office:value-type="string" calcext:value-type="string">
            <text:p>Total honoraire Facturé</text:p>
          </table:table-cell>
          <table:table-cell office:value-type="string" calcext:value-type="string">
            <text:p>THFACT</text:p>
          </table:table-cell>
          <table:table-cell office:value-type="float" office:value="8" calcext:value-type="float">
            <text:p>8</text:p>
          </table:table-cell>
          <table:table-cell office:value-type="float" office:value="122" calcext:value-type="float">
            <text:p>122</text:p>
          </table:table-cell>
          <table:table-cell office:value-type="float" office:value="129" calcext:value-type="float">
            <text:p>129</text:p>
          </table:table-cell>
          <table:table-cell office:value-type="string" calcext:value-type="string">
            <text:p>F</text:p>
          </table:table-cell>
          <table:table-cell table:number-columns-repeated="2" office:value-type="string" calcext:value-type="string">
            <text:p>N</text:p>
          </table:table-cell>
          <table:table-cell table:style-name="ce2" office:value-type="string" calcext:value-type="string">
            <text:p>Droite/Zéro</text:p>
          </table:table-cell>
          <table:table-cell office:value-type="string" calcext:value-type="string">
            <text:p>Type 5 CP - 58 - Total des lignes de type 4 (RSF C et M) 6+2</text:p>
          </table:table-cell>
          <table:table-cell/>
          <table:table-cell office:value-type="string" calcext:value-type="string">
            <text:p>6+2</text:p>
          </table:table-cell>
        </table:table-row>
        <table:table-row table:style-name="ro1">
          <table:table-cell office:value-type="string" calcext:value-type="string">
            <text:p>RSFA</text:p>
          </table:table-cell>
          <table:table-cell office:value-type="string" calcext:value-type="string">
            <text:p>Total honoraire remboursable AM</text:p>
          </table:table-cell>
          <table:table-cell office:value-type="string" calcext:value-type="string">
            <text:p>THRA</text:p>
          </table:table-cell>
          <table:table-cell office:value-type="float" office:value="8" calcext:value-type="float">
            <text:p>8</text:p>
          </table:table-cell>
          <table:table-cell office:value-type="float" office:value="130" calcext:value-type="float">
            <text:p>130</text:p>
          </table:table-cell>
          <table:table-cell office:value-type="float" office:value="137" calcext:value-type="float">
            <text:p>137</text:p>
          </table:table-cell>
          <table:table-cell office:value-type="string" calcext:value-type="string">
            <text:p>F</text:p>
          </table:table-cell>
          <table:table-cell table:number-columns-repeated="2" office:value-type="string" calcext:value-type="string">
            <text:p>N</text:p>
          </table:table-cell>
          <table:table-cell table:style-name="ce2" office:value-type="string" calcext:value-type="string">
            <text:p>Droite/Zéro</text:p>
          </table:table-cell>
          <table:table-cell office:value-type="string" calcext:value-type="string">
            <text:p>Type 5 CP - 66 - Id 6+2</text:p>
          </table:table-cell>
          <table:table-cell/>
          <table:table-cell office:value-type="string" calcext:value-type="string">
            <text:p>6+2</text:p>
          </table:table-cell>
        </table:table-row>
        <table:table-row table:style-name="ro1">
          <table:table-cell office:value-type="string" calcext:value-type="string">
            <text:p>RSFA</text:p>
          </table:table-cell>
          <table:table-cell office:value-type="string" calcext:value-type="string">
            <text:p>Total participation assuré avant OC</text:p>
          </table:table-cell>
          <table:table-cell office:value-type="string" calcext:value-type="string">
            <text:p>TPAAO</text:p>
          </table:table-cell>
          <table:table-cell office:value-type="float" office:value="8" calcext:value-type="float">
            <text:p>8</text:p>
          </table:table-cell>
          <table:table-cell office:value-type="float" office:value="138" calcext:value-type="float">
            <text:p>138</text:p>
          </table:table-cell>
          <table:table-cell office:value-type="float" office:value="145" calcext:value-type="float">
            <text:p>145</text:p>
          </table:table-cell>
          <table:table-cell office:value-type="string" calcext:value-type="string">
            <text:p>F</text:p>
          </table:table-cell>
          <table:table-cell table:number-columns-repeated="2" office:value-type="string" calcext:value-type="string">
            <text:p>N</text:p>
          </table:table-cell>
          <table:table-cell table:style-name="ce2" office:value-type="string" calcext:value-type="string">
            <text:p>Droite/Zéro</text:p>
          </table:table-cell>
          <table:table-cell office:value-type="string" calcext:value-type="string">
            <text:p>Type 5 CP - 74 - Total des lignes de type 3 (RSF B et P) : 6+2</text:p>
          </table:table-cell>
          <table:table-cell/>
          <table:table-cell office:value-type="string" calcext:value-type="string">
            <text:p>6+2</text:p>
          </table:table-cell>
        </table:table-row>
        <table:table-row table:style-name="ro1">
          <table:table-cell office:value-type="string" calcext:value-type="string">
            <text:p>RSFA</text:p>
          </table:table-cell>
          <table:table-cell office:value-type="string" calcext:value-type="string">
            <text:p>Total remboursable OC pour les PH</text:p>
          </table:table-cell>
          <table:table-cell office:value-type="string" calcext:value-type="string">
            <text:p>TROPH</text:p>
          </table:table-cell>
          <table:table-cell office:value-type="float" office:value="8" calcext:value-type="float">
            <text:p>8</text:p>
          </table:table-cell>
          <table:table-cell office:value-type="float" office:value="146" calcext:value-type="float">
            <text:p>146</text:p>
          </table:table-cell>
          <table:table-cell office:value-type="float" office:value="153" calcext:value-type="float">
            <text:p>153</text:p>
          </table:table-cell>
          <table:table-cell office:value-type="string" calcext:value-type="string">
            <text:p>F</text:p>
          </table:table-cell>
          <table:table-cell table:number-columns-repeated="2" office:value-type="string" calcext:value-type="string">
            <text:p>N</text:p>
          </table:table-cell>
          <table:table-cell table:style-name="ce2" office:value-type="string" calcext:value-type="string">
            <text:p>Droite/Zéro</text:p>
          </table:table-cell>
          <table:table-cell office:value-type="string" calcext:value-type="string">
            <text:p>Type 5 CP - 82 - 6+2</text:p>
          </table:table-cell>
          <table:table-cell/>
          <table:table-cell office:value-type="string" calcext:value-type="string">
            <text:p>6+2</text:p>
          </table:table-cell>
        </table:table-row>
        <table:table-row table:style-name="ro1">
          <table:table-cell office:value-type="string" calcext:value-type="string">
            <text:p>RSFA</text:p>
          </table:table-cell>
          <table:table-cell office:value-type="string" calcext:value-type="string">
            <text:p>Total remboursable OC pour les honoraires</text:p>
          </table:table-cell>
          <table:table-cell office:value-type="string" calcext:value-type="string">
            <text:p>TROHO</text:p>
          </table:table-cell>
          <table:table-cell office:value-type="float" office:value="8" calcext:value-type="float">
            <text:p>8</text:p>
          </table:table-cell>
          <table:table-cell office:value-type="float" office:value="154" calcext:value-type="float">
            <text:p>154</text:p>
          </table:table-cell>
          <table:table-cell office:value-type="float" office:value="161" calcext:value-type="float">
            <text:p>161</text:p>
          </table:table-cell>
          <table:table-cell office:value-type="string" calcext:value-type="string">
            <text:p>F</text:p>
          </table:table-cell>
          <table:table-cell table:number-columns-repeated="2" office:value-type="string" calcext:value-type="string">
            <text:p>N</text:p>
          </table:table-cell>
          <table:table-cell table:style-name="ce2" office:value-type="string" calcext:value-type="string">
            <text:p>Droite/Zéro</text:p>
          </table:table-cell>
          <table:table-cell office:value-type="string" calcext:value-type="string">
            <text:p>Type 5 CP - 90 - 6+2</text:p>
          </table:table-cell>
          <table:table-cell/>
          <table:table-cell office:value-type="string" calcext:value-type="string">
            <text:p>6+2</text:p>
          </table:table-cell>
        </table:table-row>
        <table:table-row table:style-name="ro1">
          <table:table-cell office:value-type="string" calcext:value-type="string">
            <text:p>RSFA</text:p>
          </table:table-cell>
          <table:table-cell office:value-type="string" calcext:value-type="string">
            <text:p>Montant total facturé pour PH</text:p>
          </table:table-cell>
          <table:table-cell office:value-type="string" calcext:value-type="string">
            <text:p>MTFAPH</text:p>
          </table:table-cell>
          <table:table-cell office:value-type="float" office:value="8" calcext:value-type="float">
            <text:p>8</text:p>
          </table:table-cell>
          <table:table-cell office:value-type="float" office:value="162" calcext:value-type="float">
            <text:p>162</text:p>
          </table:table-cell>
          <table:table-cell office:value-type="float" office:value="169" calcext:value-type="float">
            <text:p>169</text:p>
          </table:table-cell>
          <table:table-cell office:value-type="string" calcext:value-type="string">
            <text:p>F</text:p>
          </table:table-cell>
          <table:table-cell table:number-columns-repeated="2" office:value-type="string" calcext:value-type="string">
            <text:p>N</text:p>
          </table:table-cell>
          <table:table-cell table:style-name="ce2" office:value-type="string" calcext:value-type="string">
            <text:p>Droite/Zéro</text:p>
          </table:table-cell>
          <table:table-cell office:value-type="string" calcext:value-type="string">
            <text:p>Type 5 CP - 115 - 6+2</text:p>
          </table:table-cell>
          <table:table-cell/>
          <table:table-cell office:value-type="string" calcext:value-type="string">
            <text:p>6+2</text:p>
          </table:table-cell>
        </table:table-row>
        <table:table-row table:style-name="ro1">
          <table:table-cell office:value-type="string" calcext:value-type="string">
            <text:p>RSFA</text:p>
          </table:table-cell>
          <table:table-cell office:value-type="string" calcext:value-type="string">
            <text:p>Filler</text:p>
          </table:table-cell>
          <table:table-cell office:value-type="string" calcext:value-type="string">
            <text:p>F170</text:p>
          </table:table-cell>
          <table:table-cell office:value-type="float" office:value="1" calcext:value-type="float">
            <text:p>1</text:p>
          </table:table-cell>
          <table:table-cell table:number-columns-repeated="2" office:value-type="float" office:value="170" calcext:value-type="float">
            <text:p>170</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text:s/>- <text:s/>- </text:p>
          </table:table-cell>
          <table:table-cell table:number-columns-repeated="2"/>
        </table:table-row>
        <table:table-row table:style-name="ro1">
          <table:table-cell office:value-type="string" calcext:value-type="string">
            <text:p>RSFA</text:p>
          </table:table-cell>
          <table:table-cell office:value-type="string" calcext:value-type="string">
            <text:p>Patient bénéficiaire de la CMU</text:p>
          </table:table-cell>
          <table:table-cell office:value-type="string" calcext:value-type="string">
            <text:p>PCMU</text:p>
          </table:table-cell>
          <table:table-cell office:value-type="float" office:value="1" calcext:value-type="float">
            <text:p>1</text:p>
          </table:table-cell>
          <table:table-cell table:number-columns-repeated="2" office:value-type="float" office:value="171" calcext:value-type="float">
            <text:p>171</text:p>
          </table:table-cell>
          <table:table-cell office:value-type="string" calcext:value-type="string">
            <text:p>F</text:p>
          </table:table-cell>
          <table:table-cell table:number-columns-repeated="2" office:value-type="string" calcext:value-type="string">
            <text:p>N</text:p>
          </table:table-cell>
          <table:table-cell table:style-name="ce2" office:value-type="string" calcext:value-type="string">
            <text:p>Droite/Zéro</text:p>
          </table:table-cell>
          <table:table-cell office:value-type="string" calcext:value-type="string">
            <text:p>NA - <text:s/>- 0 : Non | 1 : Oui, laisser à vide si pas d'information</text:p>
          </table:table-cell>
          <table:table-cell table:number-columns-repeated="2"/>
        </table:table-row>
        <table:table-row table:style-name="ro1">
          <table:table-cell office:value-type="string" calcext:value-type="string">
            <text:p>RSFA</text:p>
          </table:table-cell>
          <table:table-cell office:value-type="string" calcext:value-type="string">
            <text:p>Valorisé par FIDES</text:p>
          </table:table-cell>
          <table:table-cell office:value-type="string" calcext:value-type="string">
            <text:p>VFID</text:p>
          </table:table-cell>
          <table:table-cell office:value-type="float" office:value="1" calcext:value-type="float">
            <text:p>1</text:p>
          </table:table-cell>
          <table:table-cell table:number-columns-repeated="2" office:value-type="float" office:value="172" calcext:value-type="float">
            <text:p>172</text:p>
          </table:table-cell>
          <table:table-cell office:value-type="string" calcext:value-type="string">
            <text:p>O</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NA - <text:s/>- </text:p>
          </table:table-cell>
          <table:table-cell table:number-columns-repeated="2"/>
        </table:table-row>
        <table:table-row table:style-name="ro1">
          <table:table-cell office:value-type="string" calcext:value-type="string">
            <text:p>RSFA</text:p>
          </table:table-cell>
          <table:table-cell office:value-type="string" calcext:value-type="string">
            <text:p>Code gestion</text:p>
          </table:table-cell>
          <table:table-cell office:value-type="string" calcext:value-type="string">
            <text:p>CGES</text:p>
          </table:table-cell>
          <table:table-cell office:value-type="float" office:value="2" calcext:value-type="float">
            <text:p>2</text:p>
          </table:table-cell>
          <table:table-cell office:value-type="float" office:value="173" calcext:value-type="float">
            <text:p>173</text:p>
          </table:table-cell>
          <table:table-cell office:value-type="float" office:value="174" calcext:value-type="float">
            <text:p>174</text:p>
          </table:table-cell>
          <table:table-cell office:value-type="string" calcext:value-type="string">
            <text:p>O</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NA - <text:s/>- Reporter l’information figurant dans la zone « régime obligatoire » de la carte vitale</text:p>
          </table:table-cell>
          <table:table-cell table:number-columns-repeated="2"/>
        </table:table-row>
        <table:table-row table:style-name="ro1">
          <table:table-cell office:value-type="string" calcext:value-type="string">
            <text:p>RSFA</text:p>
          </table:table-cell>
          <table:table-cell office:value-type="string" calcext:value-type="string">
            <text:p>Filler</text:p>
          </table:table-cell>
          <table:table-cell office:value-type="string" calcext:value-type="string">
            <text:p>F175</text:p>
          </table:table-cell>
          <table:table-cell office:value-type="float" office:value="9" calcext:value-type="float">
            <text:p>9</text:p>
          </table:table-cell>
          <table:table-cell office:value-type="float" office:value="175" calcext:value-type="float">
            <text:p>175</text:p>
          </table:table-cell>
          <table:table-cell office:value-type="float" office:value="183" calcext:value-type="float">
            <text:p>183</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text:s/>- <text:s/>- </text:p>
          </table:table-cell>
          <table:table-cell table:number-columns-repeated="2"/>
        </table:table-row>
        <table:table-row table:style-name="ro1">
          <table:table-cell office:value-type="string" calcext:value-type="string">
            <text:p>RSFA</text:p>
          </table:table-cell>
          <table:table-cell office:value-type="string" calcext:value-type="string">
            <text:p>N° d’organisme complémentaire</text:p>
          </table:table-cell>
          <table:table-cell office:value-type="string" calcext:value-type="string">
            <text:p>NOC</text:p>
          </table:table-cell>
          <table:table-cell office:value-type="float" office:value="10" calcext:value-type="float">
            <text:p>10</text:p>
          </table:table-cell>
          <table:table-cell office:value-type="float" office:value="184" calcext:value-type="float">
            <text:p>184</text:p>
          </table:table-cell>
          <table:table-cell office:value-type="float" office:value="193" calcext:value-type="float">
            <text:p>193</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Type 2 CP - 119 - L’organisme obligatoire peut selon conventions régler directement la part de l’organisme complémentaire à l’établissement ou à l’assuré ou transmettre l’image de son décompte à l’organisme complémentaire. Lorsque l’établissement pratique un tiers payant sur la part complémentaire, il doit obligatoirement positionner le n° de l’organisme complémentaire, cadré à droite, et complété par des zéros à gauche, ou le top mutualiste «M » en position 128, la zone étant complétée par des blancs.</text:p>
          </table:table-cell>
          <table:table-cell table:number-columns-repeated="2"/>
        </table:table-row>
        <table:table-row table:style-name="ro1">
          <table:table-cell office:value-type="string" calcext:value-type="string">
            <text:p>RSFA</text:p>
          </table:table-cell>
          <table:table-cell office:value-type="string" calcext:value-type="string">
            <text:p>Numéro accident du travail ou date d’accident de droit commun</text:p>
          </table:table-cell>
          <table:table-cell office:value-type="string" calcext:value-type="string">
            <text:p>NAT</text:p>
          </table:table-cell>
          <table:table-cell office:value-type="float" office:value="9" calcext:value-type="float">
            <text:p>9</text:p>
          </table:table-cell>
          <table:table-cell office:value-type="float" office:value="194" calcext:value-type="float">
            <text:p>194</text:p>
          </table:table-cell>
          <table:table-cell office:value-type="float" office:value="202" calcext:value-type="float">
            <text:p>202</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Type 2 CP - 86 - Obligatoire en cas d’accident. Lorsque la Nature d’Assurance est AT (41) : indiquer le numéro de l’AT (pour le RG, AAMMJJ + code CRAM + clé à contrôler, voir annexe 5) ou la date de l’AT (AAMMJJ, cadrée à droite et complétée par 3 zéros). Lorsque la Nature d'Assurance est AS (10 ou 13): indiquer la date d’accident de droit commun (AAMMJJ, cadrée à droite et complétée par 3 zéros)</text:p>
          </table:table-cell>
          <table:table-cell table:number-columns-repeated="2"/>
        </table:table-row>
        <table:table-row table:style-name="ro1">
          <table:table-cell office:value-type="string" calcext:value-type="string">
            <text:p>RSFA</text:p>
          </table:table-cell>
          <table:table-cell office:value-type="string" calcext:value-type="string">
            <text:p>Montant total du séjour facturé au patient</text:p>
          </table:table-cell>
          <table:table-cell office:value-type="string" calcext:value-type="string">
            <text:p>MTSFP</text:p>
          </table:table-cell>
          <table:table-cell office:value-type="float" office:value="8" calcext:value-type="float">
            <text:p>8</text:p>
          </table:table-cell>
          <table:table-cell office:value-type="float" office:value="203" calcext:value-type="float">
            <text:p>203</text:p>
          </table:table-cell>
          <table:table-cell office:value-type="float" office:value="210" calcext:value-type="float">
            <text:p>210</text:p>
          </table:table-cell>
          <table:table-cell office:value-type="string" calcext:value-type="string">
            <text:p>F</text:p>
          </table:table-cell>
          <table:table-cell table:number-columns-repeated="2" office:value-type="string" calcext:value-type="string">
            <text:p>N</text:p>
          </table:table-cell>
          <table:table-cell table:style-name="ce2" office:value-type="string" calcext:value-type="string">
            <text:p>Droite/Zéro</text:p>
          </table:table-cell>
          <table:table-cell office:value-type="string" calcext:value-type="string">
            <text:p>Facultatif Indicateur Simphonie Montant facturé au titre de la part patient</text:p>
          </table:table-cell>
          <table:table-cell table:number-columns-repeated="2"/>
        </table:table-row>
        <table:table-row table:style-name="ro1">
          <table:table-cell office:value-type="string" calcext:value-type="string">
            <text:p>RSFA</text:p>
          </table:table-cell>
          <table:table-cell office:value-type="string" calcext:value-type="string">
            <text:p>Rejet AMO</text:p>
          </table:table-cell>
          <table:table-cell office:value-type="string" calcext:value-type="string">
            <text:p>REJAMO</text:p>
          </table:table-cell>
          <table:table-cell office:value-type="float" office:value="1" calcext:value-type="float">
            <text:p>1</text:p>
          </table:table-cell>
          <table:table-cell table:number-columns-repeated="2" office:value-type="float" office:value="211" calcext:value-type="float">
            <text:p>211</text:p>
          </table:table-cell>
          <table:table-cell office:value-type="string" calcext:value-type="string">
            <text:p>O</text:p>
          </table:table-cell>
          <table:table-cell table:number-columns-repeated="2" office:value-type="string" calcext:value-type="string">
            <text:p>N</text:p>
          </table:table-cell>
          <table:table-cell table:style-name="ce2" office:value-type="string" calcext:value-type="string">
            <text:p>NA/NA</text:p>
          </table:table-cell>
          <table:table-cell office:value-type="string" calcext:value-type="string">
            <text:p>Obligatoire Indicateur Simphonie Nombre de fois où FT AMO a été rejetée (0 à 9)</text:p>
          </table:table-cell>
          <table:table-cell table:number-columns-repeated="2"/>
        </table:table-row>
        <table:table-row table:style-name="ro1">
          <table:table-cell office:value-type="string" calcext:value-type="string">
            <text:p>RSFA</text:p>
          </table:table-cell>
          <table:table-cell office:value-type="string" calcext:value-type="string">
            <text:p>Date de facturation AMO</text:p>
          </table:table-cell>
          <table:table-cell office:value-type="string" calcext:value-type="string">
            <text:p>DFAMO</text:p>
          </table:table-cell>
          <table:table-cell office:value-type="float" office:value="8" calcext:value-type="float">
            <text:p>8</text:p>
          </table:table-cell>
          <table:table-cell office:value-type="float" office:value="212" calcext:value-type="float">
            <text:p>212</text:p>
          </table:table-cell>
          <table:table-cell office:value-type="float" office:value="219" calcext:value-type="float">
            <text:p>219</text:p>
          </table:table-cell>
          <table:table-cell office:value-type="string" calcext:value-type="string">
            <text:p>F</text:p>
          </table:table-cell>
          <table:table-cell office:value-type="string" calcext:value-type="string">
            <text:p>N</text:p>
          </table:table-cell>
          <table:table-cell office:value-type="string" calcext:value-type="string">
            <text:p>D</text:p>
          </table:table-cell>
          <table:table-cell table:style-name="ce2" office:value-type="string" calcext:value-type="string">
            <text:p>NA/NA</text:p>
          </table:table-cell>
          <table:table-cell office:value-type="string" calcext:value-type="string">
            <text:p>Facultatif Indicateur Simphonie Date de l’envoi de la FT AMO</text:p>
          </table:table-cell>
          <table:table-cell table:number-columns-repeated="2"/>
        </table:table-row>
        <table:table-row table:style-name="ro1">
          <table:table-cell office:value-type="string" calcext:value-type="string">
            <text:p>RSFA</text:p>
          </table:table-cell>
          <table:table-cell office:value-type="string" calcext:value-type="string">
            <text:p>Date de facturation AMC</text:p>
          </table:table-cell>
          <table:table-cell office:value-type="string" calcext:value-type="string">
            <text:p>DFAMC</text:p>
          </table:table-cell>
          <table:table-cell office:value-type="float" office:value="8" calcext:value-type="float">
            <text:p>8</text:p>
          </table:table-cell>
          <table:table-cell office:value-type="float" office:value="220" calcext:value-type="float">
            <text:p>220</text:p>
          </table:table-cell>
          <table:table-cell office:value-type="float" office:value="227" calcext:value-type="float">
            <text:p>227</text:p>
          </table:table-cell>
          <table:table-cell office:value-type="string" calcext:value-type="string">
            <text:p>F</text:p>
          </table:table-cell>
          <table:table-cell office:value-type="string" calcext:value-type="string">
            <text:p>N</text:p>
          </table:table-cell>
          <table:table-cell office:value-type="string" calcext:value-type="string">
            <text:p>D</text:p>
          </table:table-cell>
          <table:table-cell table:style-name="ce2" office:value-type="string" calcext:value-type="string">
            <text:p>NA/NA</text:p>
          </table:table-cell>
          <table:table-cell office:value-type="string" calcext:value-type="string">
            <text:p>Facultatif Indicateur Simphonie Date de l’envoi de la FT AMC</text:p>
          </table:table-cell>
          <table:table-cell table:number-columns-repeated="2"/>
        </table:table-row>
        <table:table-row table:style-name="ro1">
          <table:table-cell office:value-type="string" calcext:value-type="string">
            <text:p>RSFA</text:p>
          </table:table-cell>
          <table:table-cell office:value-type="string" calcext:value-type="string">
            <text:p>Date de facturation patient</text:p>
          </table:table-cell>
          <table:table-cell office:value-type="string" calcext:value-type="string">
            <text:p>DFPAT</text:p>
          </table:table-cell>
          <table:table-cell office:value-type="float" office:value="8" calcext:value-type="float">
            <text:p>8</text:p>
          </table:table-cell>
          <table:table-cell office:value-type="float" office:value="228" calcext:value-type="float">
            <text:p>228</text:p>
          </table:table-cell>
          <table:table-cell office:value-type="float" office:value="235" calcext:value-type="float">
            <text:p>235</text:p>
          </table:table-cell>
          <table:table-cell office:value-type="string" calcext:value-type="string">
            <text:p>F</text:p>
          </table:table-cell>
          <table:table-cell office:value-type="string" calcext:value-type="string">
            <text:p>N</text:p>
          </table:table-cell>
          <table:table-cell office:value-type="string" calcext:value-type="string">
            <text:p>D</text:p>
          </table:table-cell>
          <table:table-cell table:style-name="ce2" office:value-type="string" calcext:value-type="string">
            <text:p>NA/NA</text:p>
          </table:table-cell>
          <table:table-cell office:value-type="string" calcext:value-type="string">
            <text:p>Facultatif Indicateur Simphonie Date de l’envoi de la FT patient</text:p>
          </table:table-cell>
          <table:table-cell table:number-columns-repeated="2"/>
        </table:table-row>
        <table:table-row table:style-name="ro1">
          <table:table-cell office:value-type="string" calcext:value-type="string">
            <text:p>RSFA</text:p>
          </table:table-cell>
          <table:table-cell office:value-type="string" calcext:value-type="string">
            <text:p>Date de paiement AMO</text:p>
          </table:table-cell>
          <table:table-cell office:value-type="string" calcext:value-type="string">
            <text:p>DPAMO</text:p>
          </table:table-cell>
          <table:table-cell office:value-type="float" office:value="8" calcext:value-type="float">
            <text:p>8</text:p>
          </table:table-cell>
          <table:table-cell office:value-type="float" office:value="236" calcext:value-type="float">
            <text:p>236</text:p>
          </table:table-cell>
          <table:table-cell office:value-type="float" office:value="243" calcext:value-type="float">
            <text:p>243</text:p>
          </table:table-cell>
          <table:table-cell office:value-type="string" calcext:value-type="string">
            <text:p>F</text:p>
          </table:table-cell>
          <table:table-cell office:value-type="string" calcext:value-type="string">
            <text:p>N</text:p>
          </table:table-cell>
          <table:table-cell office:value-type="string" calcext:value-type="string">
            <text:p>D</text:p>
          </table:table-cell>
          <table:table-cell table:style-name="ce2" office:value-type="string" calcext:value-type="string">
            <text:p>NA/NA</text:p>
          </table:table-cell>
          <table:table-cell office:value-type="string" calcext:value-type="string">
            <text:p>Facultatif Indicateur Simphonie Date à laquelle la FT AMO est payée en totalité (statut S16)</text:p>
          </table:table-cell>
          <table:table-cell table:number-columns-repeated="2"/>
        </table:table-row>
        <table:table-row table:style-name="ro1">
          <table:table-cell office:value-type="string" calcext:value-type="string">
            <text:p>RSFA</text:p>
          </table:table-cell>
          <table:table-cell office:value-type="string" calcext:value-type="string">
            <text:p>Date de paiement AMC</text:p>
          </table:table-cell>
          <table:table-cell office:value-type="string" calcext:value-type="string">
            <text:p>DPAMC</text:p>
          </table:table-cell>
          <table:table-cell office:value-type="float" office:value="8" calcext:value-type="float">
            <text:p>8</text:p>
          </table:table-cell>
          <table:table-cell office:value-type="float" office:value="244" calcext:value-type="float">
            <text:p>244</text:p>
          </table:table-cell>
          <table:table-cell office:value-type="float" office:value="251" calcext:value-type="float">
            <text:p>251</text:p>
          </table:table-cell>
          <table:table-cell office:value-type="string" calcext:value-type="string">
            <text:p>F</text:p>
          </table:table-cell>
          <table:table-cell office:value-type="string" calcext:value-type="string">
            <text:p>N</text:p>
          </table:table-cell>
          <table:table-cell office:value-type="string" calcext:value-type="string">
            <text:p>D</text:p>
          </table:table-cell>
          <table:table-cell table:style-name="ce2" office:value-type="string" calcext:value-type="string">
            <text:p>NA/NA</text:p>
          </table:table-cell>
          <table:table-cell office:value-type="string" calcext:value-type="string">
            <text:p>Facultatif Indicateur Simphonie Date à laquelle la FT AMC est payée en totalité (statut S16)</text:p>
          </table:table-cell>
          <table:table-cell table:number-columns-repeated="2"/>
        </table:table-row>
        <table:table-row table:style-name="ro1">
          <table:table-cell office:value-type="string" calcext:value-type="string">
            <text:p>RSFA</text:p>
          </table:table-cell>
          <table:table-cell office:value-type="string" calcext:value-type="string">
            <text:p>Date de paiement patient</text:p>
          </table:table-cell>
          <table:table-cell office:value-type="string" calcext:value-type="string">
            <text:p>DPPAT</text:p>
          </table:table-cell>
          <table:table-cell office:value-type="float" office:value="8" calcext:value-type="float">
            <text:p>8</text:p>
          </table:table-cell>
          <table:table-cell office:value-type="float" office:value="252" calcext:value-type="float">
            <text:p>252</text:p>
          </table:table-cell>
          <table:table-cell office:value-type="float" office:value="259" calcext:value-type="float">
            <text:p>259</text:p>
          </table:table-cell>
          <table:table-cell office:value-type="string" calcext:value-type="string">
            <text:p>F</text:p>
          </table:table-cell>
          <table:table-cell office:value-type="string" calcext:value-type="string">
            <text:p>N</text:p>
          </table:table-cell>
          <table:table-cell office:value-type="string" calcext:value-type="string">
            <text:p>D</text:p>
          </table:table-cell>
          <table:table-cell table:style-name="ce2" office:value-type="string" calcext:value-type="string">
            <text:p>NA/NA</text:p>
          </table:table-cell>
          <table:table-cell office:value-type="string" calcext:value-type="string">
            <text:p>Facultatif Indicateur Simphonie Date à laquelle la FT patient est payée en totalité (statut S16)</text:p>
          </table:table-cell>
          <table:table-cell table:number-columns-repeated="2"/>
        </table:table-row>
        <table:table-row table:style-name="ro1">
          <table:table-cell office:value-type="string" calcext:value-type="string">
            <text:p>RSFA</text:p>
          </table:table-cell>
          <table:table-cell office:value-type="string" calcext:value-type="string">
            <text:p>Statut FT AMO</text:p>
          </table:table-cell>
          <table:table-cell office:value-type="string" calcext:value-type="string">
            <text:p>SFTAMP</text:p>
          </table:table-cell>
          <table:table-cell office:value-type="float" office:value="1" calcext:value-type="float">
            <text:p>1</text:p>
          </table:table-cell>
          <table:table-cell table:number-columns-repeated="2" office:value-type="float" office:value="260" calcext:value-type="float">
            <text:p>260</text:p>
          </table:table-cell>
          <table:table-cell office:value-type="string" calcext:value-type="string">
            <text:p>O</text:p>
          </table:table-cell>
          <table:table-cell table:number-columns-repeated="2" office:value-type="string" calcext:value-type="string">
            <text:p>N</text:p>
          </table:table-cell>
          <table:table-cell table:style-name="ce2" office:value-type="string" calcext:value-type="string">
            <text:p>NA/NA</text:p>
          </table:table-cell>
          <table:table-cell office:value-type="string" calcext:value-type="string">
            <text:p>Obligatoire 0 : avant FT validée (statut S2 à S5) 1 : FT validée (statut S6 à S12, S14, S19, et S20) 2 : FT en NiNi (statut S13) 3 : FT payée (S15+S16+S17+S) 9 : sans objet</text:p>
          </table:table-cell>
          <table:table-cell table:number-columns-repeated="2"/>
        </table:table-row>
        <table:table-row table:style-name="ro1">
          <table:table-cell office:value-type="string" calcext:value-type="string">
            <text:p>RSFA</text:p>
          </table:table-cell>
          <table:table-cell office:value-type="string" calcext:value-type="string">
            <text:p>Statut FT AMC</text:p>
          </table:table-cell>
          <table:table-cell office:value-type="string" calcext:value-type="string">
            <text:p>SFTAMC</text:p>
          </table:table-cell>
          <table:table-cell office:value-type="float" office:value="1" calcext:value-type="float">
            <text:p>1</text:p>
          </table:table-cell>
          <table:table-cell table:number-columns-repeated="2" office:value-type="float" office:value="261" calcext:value-type="float">
            <text:p>261</text:p>
          </table:table-cell>
          <table:table-cell office:value-type="string" calcext:value-type="string">
            <text:p>O</text:p>
          </table:table-cell>
          <table:table-cell table:number-columns-repeated="2" office:value-type="string" calcext:value-type="string">
            <text:p>N</text:p>
          </table:table-cell>
          <table:table-cell table:style-name="ce2" office:value-type="string" calcext:value-type="string">
            <text:p>NA/NA</text:p>
          </table:table-cell>
          <table:table-cell office:value-type="string" calcext:value-type="string">
            <text:p>Obligatoire 0 : avant FT validée (statut S2 à S5) 1 : FT validée (statut S6 à S12, S14, S19, et S20) 2 : FT en NiNi (statut S13) 3 : FT payée (S15+S16+S17+S18) 9 : sans objet</text:p>
          </table:table-cell>
          <table:table-cell table:number-columns-repeated="2"/>
        </table:table-row>
        <table:table-row table:style-name="ro1">
          <table:table-cell office:value-type="string" calcext:value-type="string">
            <text:p>RSFA</text:p>
          </table:table-cell>
          <table:table-cell office:value-type="string" calcext:value-type="string">
            <text:p>Statut FT patient</text:p>
          </table:table-cell>
          <table:table-cell office:value-type="string" calcext:value-type="string">
            <text:p>SFTPAT</text:p>
          </table:table-cell>
          <table:table-cell office:value-type="float" office:value="1" calcext:value-type="float">
            <text:p>1</text:p>
          </table:table-cell>
          <table:table-cell table:number-columns-repeated="2" office:value-type="float" office:value="262" calcext:value-type="float">
            <text:p>262</text:p>
          </table:table-cell>
          <table:table-cell office:value-type="string" calcext:value-type="string">
            <text:p>O</text:p>
          </table:table-cell>
          <table:table-cell table:number-columns-repeated="2" office:value-type="string" calcext:value-type="string">
            <text:p>N</text:p>
          </table:table-cell>
          <table:table-cell table:style-name="ce2" office:value-type="string" calcext:value-type="string">
            <text:p>NA/NA</text:p>
          </table:table-cell>
          <table:table-cell office:value-type="string" calcext:value-type="string">
            <text:p>Obligatoire 0 : avant FT validée (statut S2 à S5) 1 : FT validée (statut S6 à S12, S14, S19, et S20) 2 : FT en NiNi (statut S13) 3 : FT payée (S15+S16+S17+S18) 9 : sans objet</text:p>
          </table:table-cell>
          <table:table-cell table:number-columns-repeated="2"/>
        </table:table-row>
        <table:table-row table:style-name="ro1">
          <table:table-cell office:value-type="string" calcext:value-type="string">
            <text:p>RSFA</text:p>
          </table:table-cell>
          <table:table-cell office:value-type="string" calcext:value-type="string">
            <text:p>Pays d’assurance social</text:p>
          </table:table-cell>
          <table:table-cell office:value-type="string" calcext:value-type="string">
            <text:p>PASOC</text:p>
          </table:table-cell>
          <table:table-cell office:value-type="float" office:value="3" calcext:value-type="float">
            <text:p>3</text:p>
          </table:table-cell>
          <table:table-cell office:value-type="float" office:value="263" calcext:value-type="float">
            <text:p>263</text:p>
          </table:table-cell>
          <table:table-cell office:value-type="float" office:value="265" calcext:value-type="float">
            <text:p>265</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Gauche/Espace</text:p>
          </table:table-cell>
          <table:table-cell office:value-type="string" calcext:value-type="string">
            <text:p>Code INSEE à 5 chiffres, sans les deux premiers chiffres 99. Ou bien code ISO ISO 3166-1 Alpha-3. Pour renseigner cette donnée, il est important de prendre en compte le contexte assurantiel du patient (et non son pays d’origine).Par exemple, un patient français peut avoir une assurance étrangère (anglaise, américaine ou autre…). De même, un patient américain peut avoir une assurance anglaise ou autre. Le code pays à renseigner est bien le code pays de l’assurance du patient. Mettre 000 ou laisser à blanc quand l’information n’est pas disponible.</text:p>
          </table:table-cell>
          <table:table-cell table:number-columns-repeated="2"/>
        </table:table-row>
        <table:table-row table:style-name="ro1">
          <table:table-cell office:value-type="string" calcext:value-type="string">
            <text:p>RSFA</text:p>
          </table:table-cell>
          <table:table-cell office:value-type="string" calcext:value-type="string">
            <text:p>Numéro d’identification permanent du patient (IPP)</text:p>
          </table:table-cell>
          <table:table-cell office:value-type="string" calcext:value-type="string">
            <text:p>IPP</text:p>
          </table:table-cell>
          <table:table-cell office:value-type="float" office:value="20" calcext:value-type="float">
            <text:p>20</text:p>
          </table:table-cell>
          <table:table-cell office:value-type="float" office:value="266" calcext:value-type="float">
            <text:p>266</text:p>
          </table:table-cell>
          <table:table-cell office:value-type="float" office:value="285" calcext:value-type="float">
            <text:p>285</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Gauche/Espace</text:p>
          </table:table-cell>
          <table:table-cell table:number-columns-repeated="3"/>
        </table:table-row>
        <table:table-row table:style-name="ro1">
          <table:table-cell office:value-type="string" calcext:value-type="string">
            <text:p>RSFA</text:p>
          </table:table-cell>
          <table:table-cell office:value-type="string" calcext:value-type="string">
            <text:p>Identifiant national de santé (INS)</text:p>
          </table:table-cell>
          <table:table-cell office:value-type="string" calcext:value-type="string">
            <text:p>INS</text:p>
          </table:table-cell>
          <table:table-cell office:value-type="float" office:value="15" calcext:value-type="float">
            <text:p>15</text:p>
          </table:table-cell>
          <table:table-cell office:value-type="float" office:value="286" calcext:value-type="float">
            <text:p>286</text:p>
          </table:table-cell>
          <table:table-cell office:value-type="float" office:value="300" calcext:value-type="float">
            <text:p>300</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Gauche/Espace</text:p>
          </table:table-cell>
          <table:table-cell table:number-columns-repeated="3"/>
        </table:table-row>
        <table:table-row table:style-name="ro1">
          <table:table-cell office:value-type="string" calcext:value-type="string">
            <text:p>RSFA</text:p>
          </table:table-cell>
          <table:table-cell table:number-columns-repeated="2" office:value-type="string" calcext:value-type="string">
            <text:p>ART51</text:p>
          </table:table-cell>
          <table:table-cell office:value-type="float" office:value="1" calcext:value-type="float">
            <text:p>1</text:p>
          </table:table-cell>
          <table:table-cell table:number-columns-repeated="2" office:value-type="float" office:value="301" calcext:value-type="float">
            <text:p>301</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Gauche/Espace</text:p>
          </table:table-cell>
          <table:table-cell table:number-columns-repeated="3"/>
        </table:table-row>
        <table:table-row table:style-name="ro1">
          <table:table-cell office:value-type="string" calcext:value-type="string">
            <text:p>RSFA</text:p>
          </table:table-cell>
          <table:table-cell office:value-type="string" calcext:value-type="string">
            <text:p>Numéro facture</text:p>
          </table:table-cell>
          <table:table-cell office:value-type="string" calcext:value-type="string">
            <text:p>NFACT</text:p>
          </table:table-cell>
          <table:table-cell office:value-type="float" office:value="9" calcext:value-type="float">
            <text:p>9</text:p>
          </table:table-cell>
          <table:table-cell office:value-type="float" office:value="302" calcext:value-type="float">
            <text:p>302</text:p>
          </table:table-cell>
          <table:table-cell office:value-type="float" office:value="310" calcext:value-type="float">
            <text:p>310</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Gauche/Espace</text:p>
          </table:table-cell>
          <table:table-cell office:value-type="string" calcext:value-type="string">
            <text:p>Type 2 CP - 30 - </text:p>
          </table:table-cell>
          <table:table-cell table:number-columns-repeated="2"/>
        </table:table-row>
        <table:table-row table:style-name="ro1">
          <table:table-cell office:value-type="string" calcext:value-type="string">
            <office:annotation draw:style-name="gr9" draw:text-style-name="P1" svg:width="12.587cm" svg:height="5.366cm" svg:x="1.933cm" svg:y="26.269cm" draw:caption-point-x="-0.666cm" draw:caption-point-y="-0.521cm">
              <dc:date>2017-06-14T00:00:00</dc:date>
              <text:p text:style-name="P1"><text:span text:style-name="T1">Obligatoire :</text:span></text:p>
              <text:p text:style-name="P1"><text:span text:style-name="T1">Indique que la colonne suivante donne</text:span></text:p>
              <text:p text:style-name="P1"><text:span text:style-name="T1">Le type de traitement de champs à utiliser.</text:span></text:p>
              <text:p text:style-name="P1"><text:span text:style-name="T1">Pour un RHS, utiliser RHS1.</text:span></text:p>
              <text:p text:style-name="P1"><text:span text:style-name="T1">Pour un RSA, utiliser RSA1</text:span></text:p>
              <text:p text:style-name="P1"><text:span text:style-name="T1">Pour un RSS, utiliser RSS1</text:span></text:p>
              <text:p text:style-name="P1"><text:span text:style-name="T1">Pour un ensemble monotone de champs, utiliser MONO.</text:span></text:p>
              <text:p text:style-name="P1"><text:span text:style-name="T1"/></text:p>
            </office:annotation>
            <text:p>S:</text:p>
          </table:table-cell>
          <table:table-cell office:value-type="string" calcext:value-type="string">
            <text:p>MONO</text:p>
          </table:table-cell>
          <table:table-cell table:number-columns-repeated="11"/>
        </table:table-row>
        <table:table-row table:style-name="ro1" table:number-rows-repeated="1048517">
          <table:table-cell table:number-columns-repeated="13"/>
        </table:table-row>
        <table:table-row table:style-name="ro1">
          <table:table-cell table:number-columns-repeated="13"/>
        </table:table-row>
      </table:table>
      <table:table table:name="explications" table:style-name="ta1">
        <table:table-column table:style-name="co12" table:default-cell-style-name="Default"/>
        <table:table-row table:style-name="ro1">
          <table:table-cell office:value-type="string" calcext:value-type="string">
            <text:p>Infos du RSFA A 2023, prises sur le fichier Excel distribué par l'ATIH</text:p>
          </table:table-cell>
        </table:table-row>
        <table:table-row table:style-name="ro1">
          <table:table-cell/>
        </table:table-row>
        <table:table-row table:style-name="ro1">
          <table:table-cell office:value-type="string" calcext:value-type="string">
            <text:p>La saisie a été faite manuellement, à partir du rsface2018a.ods en rajoutant ce que a changé dans le format</text:p>
          </table:table-cell>
        </table:table-row>
        <table:table-row table:style-name="ro1">
          <table:table-cell/>
        </table:table-row>
        <table:table-row table:style-name="ro1">
          <table:table-cell office:value-type="string" calcext:value-type="string">
            <text:p>Le format est applicable à partir de M03 2023</text:p>
          </table:table-cell>
        </table:table-row>
      </table:table>
      <table:table table:name="sql" table:style-name="ta1">
        <office:forms form:automatic-focus="false" form:apply-design-mode="false"/>
        <table:table-column table:style-name="co12" table:number-columns-repeated="6" table:default-cell-style-name="Default"/>
        <table:table-column table:style-name="co13" table:default-cell-style-name="Default"/>
        <table:table-row table:style-name="ro1">
          <table:table-cell office:value-type="string" calcext:value-type="string">
            <text:p>nom</text:p>
          </table:table-cell>
          <table:table-cell office:value-type="string" calcext:value-type="string">
            <text:p>taille</text:p>
          </table:table-cell>
          <table:table-cell office:value-type="string" calcext:value-type="string">
            <text:p>echelle</text:p>
          </table:table-cell>
          <table:table-cell office:value-type="string" calcext:value-type="string">
            <text:p>extra</text:p>
          </table:table-cell>
          <table:table-cell office:value-type="string" calcext:value-type="string">
            <text:p>typepref</text:p>
          </table:table-cell>
          <table:table-cell office:value-type="string" calcext:value-type="string">
            <text:p>typesql</text:p>
          </table:table-cell>
          <table:table-cell office:value-type="string" calcext:value-type="string">
            <text:p>sql</text:p>
          </table:table-cell>
        </table:table-row>
        <table:table-row table:style-name="ro1">
          <table:table-cell table:formula="of:=[champs.C2]" office:value-type="string" office:string-value="TENR" calcext:value-type="string">
            <text:p>TENR</text:p>
          </table:table-cell>
          <table:table-cell table:formula="of:=[champs.D2]" office:value-type="float" office:value="1" calcext:value-type="float">
            <text:p>1</text:p>
          </table:table-cell>
          <table:table-cell table:number-columns-repeated="2"/>
          <table:table-cell table:formula="of:=[champs.I2]" office:value-type="string" office:string-value="A" calcext:value-type="string">
            <text:p>A</text:p>
          </table:table-cell>
          <table:table-cell office:value-type="string" calcext:value-type="string">
            <text:p>VARCHAR</text:p>
          </table:table-cell>
          <table:table-cell table:formula="of:=CONCATENATE([.A2];&quot; &quot;;[.F2];&quot;(&quot;;[.B2];&quot;) &quot;;[.D2];&quot;, --&quot;;[champs.B2];&quot; - &quot;;[champs.K2])" office:value-type="string" office:string-value="TENR VARCHAR(1) , --Type d'enregistrement - NA -  - Valeur=A" calcext:value-type="string">
            <text:p>TENR VARCHAR(1) , --Type d'enregistrement - NA - <text:s/>- Valeur=A</text:p>
          </table:table-cell>
        </table:table-row>
        <table:table-row table:style-name="ro1">
          <table:table-cell table:formula="of:=[champs.C3]" office:value-type="string" office:string-value="FINESS" calcext:value-type="string">
            <text:p>FINESS</text:p>
          </table:table-cell>
          <table:table-cell table:formula="of:=[champs.D3]" office:value-type="float" office:value="9" calcext:value-type="float">
            <text:p>9</text:p>
          </table:table-cell>
          <table:table-cell table:number-columns-repeated="2"/>
          <table:table-cell table:formula="of:=[champs.I3]" office:value-type="string" office:string-value="A" calcext:value-type="string">
            <text:p>A</text:p>
          </table:table-cell>
          <table:table-cell office:value-type="string" calcext:value-type="string">
            <text:p>VARCHAR</text:p>
          </table:table-cell>
          <table:table-cell table:formula="of:=CONCATENATE([.A3];&quot; &quot;;[.F3];&quot;(&quot;;[.B3];&quot;) &quot;;[.D3];&quot;, --&quot;;[champs.B3];&quot; - &quot;;[champs.K3])" office:value-type="string" office:string-value="FINESS VARCHAR(9) , --Numéro FINESS d’inscription ePMSI - RSS non groupé -  - " calcext:value-type="string">
            <text:p>FINESS VARCHAR(9) , --Numéro FINESS d’inscription ePMSI - RSS non groupé - <text:s/>- </text:p>
          </table:table-cell>
        </table:table-row>
        <table:table-row table:style-name="ro1">
          <table:table-cell table:formula="of:=[champs.C4]" office:value-type="string" office:string-value="FINESG" calcext:value-type="string">
            <text:p>FINESG</text:p>
          </table:table-cell>
          <table:table-cell table:formula="of:=[champs.D4]" office:value-type="float" office:value="9" calcext:value-type="float">
            <text:p>9</text:p>
          </table:table-cell>
          <table:table-cell table:number-columns-repeated="2"/>
          <table:table-cell table:formula="of:=[champs.I4]" office:value-type="string" office:string-value="A" calcext:value-type="string">
            <text:p>A</text:p>
          </table:table-cell>
          <table:table-cell office:value-type="string" calcext:value-type="string">
            <text:p>VARCHAR</text:p>
          </table:table-cell>
          <table:table-cell table:formula="of:=CONCATENATE([.A4];&quot; &quot;;[.F4];&quot;(&quot;;[.B4];&quot;) &quot;;[.D4];&quot;, --&quot;;[champs.B4];&quot; - &quot;;[champs.K4])" office:value-type="string" office:string-value="FINESG VARCHAR(9) , --Numéro FINESS géographique -  -  - " calcext:value-type="string">
            <text:p>FINESG VARCHAR(9) , --Numéro FINESS géographique - <text:s/>- <text:s/>- </text:p>
          </table:table-cell>
        </table:table-row>
        <table:table-row table:style-name="ro1">
          <table:table-cell table:formula="of:=[champs.C5]" office:value-type="string" office:string-value="SEXE" calcext:value-type="string">
            <text:p>SEXE</text:p>
          </table:table-cell>
          <table:table-cell table:formula="of:=[champs.D5]" office:value-type="float" office:value="1" calcext:value-type="float">
            <text:p>1</text:p>
          </table:table-cell>
          <table:table-cell table:number-columns-repeated="2"/>
          <table:table-cell table:formula="of:=[champs.I5]" office:value-type="string" office:string-value="A" calcext:value-type="string">
            <text:p>A</text:p>
          </table:table-cell>
          <table:table-cell office:value-type="string" calcext:value-type="string">
            <text:p>VARCHAR</text:p>
          </table:table-cell>
          <table:table-cell table:formula="of:=CONCATENATE([.A5];&quot; &quot;;[.F5];&quot;(&quot;;[.B5];&quot;) &quot;;[.D5];&quot;, --&quot;;[champs.B5];&quot; - &quot;;[champs.K5])" office:value-type="string" office:string-value="SEXE VARCHAR(1) , --Sexe - RSS non groupé -  - " calcext:value-type="string">
            <text:p>SEXE VARCHAR(1) , --Sexe - RSS non groupé - <text:s/>- </text:p>
          </table:table-cell>
        </table:table-row>
        <table:table-row table:style-name="ro1">
          <table:table-cell table:formula="of:=[champs.C6]" office:value-type="string" office:string-value="CCIV" calcext:value-type="string">
            <text:p>CCIV</text:p>
          </table:table-cell>
          <table:table-cell table:formula="of:=[champs.D6]" office:value-type="float" office:value="1" calcext:value-type="float">
            <text:p>1</text:p>
          </table:table-cell>
          <table:table-cell table:number-columns-repeated="2"/>
          <table:table-cell table:formula="of:=[champs.I6]" office:value-type="string" office:string-value="N" calcext:value-type="string">
            <text:p>N</text:p>
          </table:table-cell>
          <table:table-cell office:value-type="string" calcext:value-type="string">
            <text:p>NUMERIC</text:p>
          </table:table-cell>
          <table:table-cell table:formula="of:=CONCATENATE([.A6];&quot; &quot;;[.F6];&quot;(&quot;;[.B6];&quot;) &quot;;[.D6];&quot;, --&quot;;[champs.B6];&quot; - &quot;;[champs.K6])" office:value-type="string" office:string-value="CCIV NUMERIC(1) , --Code civilité - Type 2B - 40 - Recodage : M=1/MME=2:MLE=2/SAN=3" calcext:value-type="string">
            <text:p>CCIV NUMERIC(1) , --Code civilité - Type 2B - 40 - Recodage : M=1/MME=2:MLE=2/SAN=3</text:p>
          </table:table-cell>
        </table:table-row>
        <table:table-row table:style-name="ro1">
          <table:table-cell table:formula="of:=[champs.C7]" office:value-type="string" office:string-value="NIA" calcext:value-type="string">
            <text:p>NIA</text:p>
          </table:table-cell>
          <table:table-cell table:formula="of:=[champs.D7]" office:value-type="float" office:value="13" calcext:value-type="float">
            <text:p>13</text:p>
          </table:table-cell>
          <table:table-cell table:number-columns-repeated="2"/>
          <table:table-cell table:formula="of:=[champs.I7]" office:value-type="string" office:string-value="A" calcext:value-type="string">
            <text:p>A</text:p>
          </table:table-cell>
          <table:table-cell office:value-type="string" calcext:value-type="string">
            <text:p>VARCHAR</text:p>
          </table:table-cell>
          <table:table-cell table:formula="of:=CONCATENATE([.A7];&quot; &quot;;[.F7];&quot;(&quot;;[.B7];&quot;) &quot;;[.D7];&quot;, --&quot;;[champs.B7];&quot; - &quot;;[champs.K7])" office:value-type="string" office:string-value="NIA VARCHAR(13) , --N° immatriculation assuré - Type 2 CP - 12 - " calcext:value-type="string">
            <text:p>NIA VARCHAR(13) , --N° immatriculation assuré - Type 2 CP - 12 - </text:p>
          </table:table-cell>
        </table:table-row>
        <table:table-row table:style-name="ro1">
          <table:table-cell table:formula="of:=[champs.C8]" office:value-type="string" office:string-value="CNI" calcext:value-type="string">
            <text:p>CNI</text:p>
          </table:table-cell>
          <table:table-cell table:formula="of:=[champs.D8]" office:value-type="float" office:value="2" calcext:value-type="float">
            <text:p>2</text:p>
          </table:table-cell>
          <table:table-cell table:number-columns-repeated="2"/>
          <table:table-cell table:formula="of:=[champs.I8]" office:value-type="string" office:string-value="A" calcext:value-type="string">
            <text:p>A</text:p>
          </table:table-cell>
          <table:table-cell office:value-type="string" calcext:value-type="string">
            <text:p>VARCHAR</text:p>
          </table:table-cell>
          <table:table-cell table:formula="of:=CONCATENATE([.A8];&quot; &quot;;[.F8];&quot;(&quot;;[.B8];&quot;) &quot;;[.D8];&quot;, --&quot;;[champs.B8];&quot; - &quot;;[champs.K8])" office:value-type="string" office:string-value="CNI VARCHAR(2) , --Clé du n° immatriculation - Type 2 CP - 25 - " calcext:value-type="string">
            <text:p>CNI VARCHAR(2) , --Clé du n° immatriculation - Type 2 CP - 25 - </text:p>
          </table:table-cell>
        </table:table-row>
        <table:table-row table:style-name="ro1">
          <table:table-cell table:formula="of:=[champs.C9]" office:value-type="string" office:string-value="RGB" calcext:value-type="string">
            <text:p>RGB</text:p>
          </table:table-cell>
          <table:table-cell table:formula="of:=[champs.D9]" office:value-type="float" office:value="3" calcext:value-type="float">
            <text:p>3</text:p>
          </table:table-cell>
          <table:table-cell table:number-columns-repeated="2"/>
          <table:table-cell table:formula="of:=[champs.I9]" office:value-type="string" office:string-value="A" calcext:value-type="string">
            <text:p>A</text:p>
          </table:table-cell>
          <table:table-cell office:value-type="string" calcext:value-type="string">
            <text:p>VARCHAR</text:p>
          </table:table-cell>
          <table:table-cell table:formula="of:=CONCATENATE([.A9];&quot; &quot;;[.F9];&quot;(&quot;;[.B9];&quot;) &quot;;[.D9];&quot;, --&quot;;[champs.B9];&quot; - &quot;;[champs.K9])" office:value-type="string" office:string-value="RGB VARCHAR(3) , --Rang de bénéficiaire - Type 2 CP - 27 - " calcext:value-type="string">
            <text:p>RGB VARCHAR(3) , --Rang de bénéficiaire - Type 2 CP - 27 - </text:p>
          </table:table-cell>
        </table:table-row>
        <table:table-row table:style-name="ro1">
          <table:table-cell table:formula="of:=[champs.C10]" office:value-type="string" office:string-value="NENT" calcext:value-type="string">
            <text:p>NENT</text:p>
          </table:table-cell>
          <table:table-cell table:formula="of:=[champs.D10]" office:value-type="float" office:value="9" calcext:value-type="float">
            <text:p>9</text:p>
          </table:table-cell>
          <table:table-cell table:number-columns-repeated="2"/>
          <table:table-cell table:formula="of:=[champs.I10]" office:value-type="string" office:string-value="A" calcext:value-type="string">
            <text:p>A</text:p>
          </table:table-cell>
          <table:table-cell office:value-type="string" calcext:value-type="string">
            <text:p>VARCHAR</text:p>
          </table:table-cell>
          <table:table-cell table:formula="of:=CONCATENATE([.A10];&quot; &quot;;[.F10];&quot;(&quot;;[.B10];&quot;) &quot;;[.D10];&quot;, --&quot;;[champs.B10];&quot; - &quot;;[champs.K10])" office:value-type="string" office:string-value="NENT VARCHAR(9) , --N° d'entrée - Type 2 CP - 40 - " calcext:value-type="string">
            <text:p>NENT VARCHAR(9) , --N° d'entrée - Type 2 CP - 40 - </text:p>
          </table:table-cell>
        </table:table-row>
        <table:table-row table:style-name="ro1">
          <table:table-cell table:formula="of:=[champs.C11]" office:value-type="string" office:string-value="NII" calcext:value-type="string">
            <text:p>NII</text:p>
          </table:table-cell>
          <table:table-cell table:formula="of:=[champs.D11]" office:value-type="float" office:value="13" calcext:value-type="float">
            <text:p>13</text:p>
          </table:table-cell>
          <table:table-cell table:number-columns-repeated="2"/>
          <table:table-cell table:formula="of:=[champs.I11]" office:value-type="string" office:string-value="A" calcext:value-type="string">
            <text:p>A</text:p>
          </table:table-cell>
          <table:table-cell office:value-type="string" calcext:value-type="string">
            <text:p>VARCHAR</text:p>
          </table:table-cell>
          <table:table-cell table:formula="of:=CONCATENATE([.A11];&quot; &quot;;[.F11];&quot;(&quot;;[.B11];&quot;) &quot;;[.D11];&quot;, --&quot;;[champs.B11];&quot; - &quot;;[champs.K11])" office:value-type="string" office:string-value="NII VARCHAR(13) , --N° immatriculation individuel - Type 2S CP - 50 - A renseigner si l’information est présente sur la carte Vitale, l’attestation de droits ou la prise en charge" calcext:value-type="string">
            <text:p>NII VARCHAR(13) , --N° immatriculation individuel - Type 2S CP - 50 - A renseigner si l’information est présente sur la carte Vitale, l’attestation de droits ou la prise en charge</text:p>
          </table:table-cell>
        </table:table-row>
        <table:table-row table:style-name="ro1">
          <table:table-cell table:formula="of:=[champs.C12]" office:value-type="string" office:string-value="CNII" calcext:value-type="string">
            <text:p>CNII</text:p>
          </table:table-cell>
          <table:table-cell table:formula="of:=[champs.D12]" office:value-type="float" office:value="2" calcext:value-type="float">
            <text:p>2</text:p>
          </table:table-cell>
          <table:table-cell table:number-columns-repeated="2"/>
          <table:table-cell table:formula="of:=[champs.I12]" office:value-type="string" office:string-value="A" calcext:value-type="string">
            <text:p>A</text:p>
          </table:table-cell>
          <table:table-cell office:value-type="string" calcext:value-type="string">
            <text:p>VARCHAR</text:p>
          </table:table-cell>
          <table:table-cell table:formula="of:=CONCATENATE([.A12];&quot; &quot;;[.F12];&quot;(&quot;;[.B12];&quot;) &quot;;[.D12];&quot;, --&quot;;[champs.B12];&quot; - &quot;;[champs.K12])" office:value-type="string" office:string-value="CNII VARCHAR(2) , --Clé du n° immatriculation individuel - Type 2S CP - 63 - A prendre sur le même support que le n° immatriculation. Clé à contrôler après la saisie, cf. annexe 5 de la norme B2" calcext:value-type="string">
            <text:p>CNII VARCHAR(2) , --Clé du n° immatriculation individuel - Type 2S CP - 63 - A prendre sur le même support que le n° immatriculation. Clé à contrôler après la saisie, cf. annexe 5 de la norme B2</text:p>
          </table:table-cell>
        </table:table-row>
        <table:table-row table:style-name="ro1">
          <table:table-cell table:formula="of:=[champs.C13]" office:value-type="string" office:string-value="IPS" calcext:value-type="string">
            <text:p>IPS</text:p>
          </table:table-cell>
          <table:table-cell table:formula="of:=[champs.D13]" office:value-type="float" office:value="1" calcext:value-type="float">
            <text:p>1</text:p>
          </table:table-cell>
          <table:table-cell table:number-columns-repeated="2"/>
          <table:table-cell table:formula="of:=[champs.I13]" office:value-type="string" office:string-value="A" calcext:value-type="string">
            <text:p>A</text:p>
          </table:table-cell>
          <table:table-cell office:value-type="string" calcext:value-type="string">
            <text:p>VARCHAR</text:p>
          </table:table-cell>
          <table:table-cell table:formula="of:=CONCATENATE([.A13];&quot; &quot;;[.F13];&quot;(&quot;;[.B13];&quot;) &quot;;[.D13];&quot;, --&quot;;[champs.B13];&quot; - &quot;;[champs.K13])" office:value-type="string" office:string-value="IPS VARCHAR(1) , --Indicateur du parcours de soins - Type 2S CP - 121 - Valeurs acceptées {' ', A, B, D, H, J, M, N, O, R, S, T, U}" calcext:value-type="string">
            <text:p>IPS VARCHAR(1) , --Indicateur du parcours de soins - Type 2S CP - 121 - Valeurs acceptées {' ', A, B, D, H, J, M, N, O, R, S, T, U}</text:p>
          </table:table-cell>
        </table:table-row>
        <table:table-row table:style-name="ro1">
          <table:table-cell table:formula="of:=[champs.C14]" office:value-type="string" office:string-value="NOP" calcext:value-type="string">
            <text:p>NOP</text:p>
          </table:table-cell>
          <table:table-cell table:formula="of:=[champs.D14]" office:value-type="float" office:value="1" calcext:value-type="float">
            <text:p>1</text:p>
          </table:table-cell>
          <table:table-cell table:number-columns-repeated="2"/>
          <table:table-cell table:formula="of:=[champs.I14]" office:value-type="string" office:string-value="A" calcext:value-type="string">
            <text:p>A</text:p>
          </table:table-cell>
          <table:table-cell office:value-type="string" calcext:value-type="string">
            <text:p>VARCHAR</text:p>
          </table:table-cell>
          <table:table-cell table:formula="of:=CONCATENATE([.A14];&quot; &quot;;[.F14];&quot;(&quot;;[.B14];&quot;) &quot;;[.D14];&quot;, --&quot;;[champs.B14];&quot; - &quot;;[champs.K14])" office:value-type="string" office:string-value="NOP VARCHAR(1) , --Nature opération - Type 2 CP - 39 - " calcext:value-type="string">
            <text:p>NOP VARCHAR(1) , --Nature opération - Type 2 CP - 39 - </text:p>
          </table:table-cell>
        </table:table-row>
        <table:table-row table:style-name="ro1">
          <table:table-cell table:formula="of:=[champs.C15]" office:value-type="string" office:string-value="NAS" calcext:value-type="string">
            <text:p>NAS</text:p>
          </table:table-cell>
          <table:table-cell table:formula="of:=[champs.D15]" office:value-type="float" office:value="2" calcext:value-type="float">
            <text:p>2</text:p>
          </table:table-cell>
          <table:table-cell table:number-columns-repeated="2"/>
          <table:table-cell table:formula="of:=[champs.I15]" office:value-type="string" office:string-value="A" calcext:value-type="string">
            <text:p>A</text:p>
          </table:table-cell>
          <table:table-cell office:value-type="string" calcext:value-type="string">
            <text:p>VARCHAR</text:p>
          </table:table-cell>
          <table:table-cell table:formula="of:=CONCATENATE([.A15];&quot; &quot;;[.F15];&quot;(&quot;;[.B15];&quot;) &quot;;[.D15];&quot;, --&quot;;[champs.B15];&quot; - &quot;;[champs.K15])" office:value-type="string" office:string-value="NAS VARCHAR(2) , --Nature assurance - Type 2 CP - 77 - Valeurs acceptées {10, 13, 30, 41, 90}" calcext:value-type="string">
            <text:p>NAS VARCHAR(2) , --Nature assurance - Type 2 CP - 77 - Valeurs acceptées {10, 13, 30, 41, 90}</text:p>
          </table:table-cell>
        </table:table-row>
        <table:table-row table:style-name="ro1">
          <table:table-cell table:formula="of:=[champs.C16]" office:value-type="string" office:string-value="TCOC" calcext:value-type="string">
            <text:p>TCOC</text:p>
          </table:table-cell>
          <table:table-cell table:formula="of:=[champs.D16]" office:value-type="float" office:value="2" calcext:value-type="float">
            <text:p>2</text:p>
          </table:table-cell>
          <table:table-cell table:number-columns-repeated="2"/>
          <table:table-cell table:formula="of:=[champs.I16]" office:value-type="string" office:string-value="A" calcext:value-type="string">
            <text:p>A</text:p>
          </table:table-cell>
          <table:table-cell office:value-type="string" calcext:value-type="string">
            <text:p>VARCHAR</text:p>
          </table:table-cell>
          <table:table-cell table:formula="of:=CONCATENATE([.A16];&quot; &quot;;[.F16];&quot;(&quot;;[.B16];&quot;) &quot;;[.D16];&quot;, --&quot;;[champs.B16];&quot; - &quot;;[champs.K16])" office:value-type="string" office:string-value="TCOC VARCHAR(2) , --Type de contrat souscrit auprès d'un organisme complémentaire - Type 2 CP - 117 - " calcext:value-type="string">
            <text:p>TCOC VARCHAR(2) , --Type de contrat souscrit auprès d'un organisme complémentaire - Type 2 CP - 117 - </text:p>
          </table:table-cell>
        </table:table-row>
        <table:table-row table:style-name="ro1">
          <table:table-cell table:formula="of:=[champs.C17]" office:value-type="string" office:string-value="JETM" calcext:value-type="string">
            <text:p>JETM</text:p>
          </table:table-cell>
          <table:table-cell table:formula="of:=[champs.D17]" office:value-type="float" office:value="1" calcext:value-type="float">
            <text:p>1</text:p>
          </table:table-cell>
          <table:table-cell table:number-columns-repeated="2"/>
          <table:table-cell table:formula="of:=[champs.I17]" office:value-type="string" office:string-value="A" calcext:value-type="string">
            <text:p>A</text:p>
          </table:table-cell>
          <table:table-cell office:value-type="string" calcext:value-type="string">
            <text:p>VARCHAR</text:p>
          </table:table-cell>
          <table:table-cell table:formula="of:=CONCATENATE([.A17];&quot; &quot;;[.F17];&quot;(&quot;;[.B17];&quot;) &quot;;[.D17];&quot;, --&quot;;[champs.B17];&quot; - &quot;;[champs.K17])" office:value-type="string" office:string-value="JETM VARCHAR(1) , --Justification d'exonération du TM - Type 2 CP - 79 - " calcext:value-type="string">
            <text:p>JETM VARCHAR(1) , --Justification d'exonération du TM - Type 2 CP - 79 - </text:p>
          </table:table-cell>
        </table:table-row>
        <table:table-row table:style-name="ro1">
          <table:table-cell table:formula="of:=[champs.C18]" office:value-type="string" office:string-value="SFA" calcext:value-type="string">
            <text:p>SFA</text:p>
          </table:table-cell>
          <table:table-cell table:formula="of:=[champs.D18]" office:value-type="float" office:value="1" calcext:value-type="float">
            <text:p>1</text:p>
          </table:table-cell>
          <table:table-cell table:number-columns-repeated="2"/>
          <table:table-cell table:formula="of:=[champs.I18]" office:value-type="string" office:string-value="A" calcext:value-type="string">
            <text:p>A</text:p>
          </table:table-cell>
          <table:table-cell office:value-type="string" calcext:value-type="string">
            <text:p>VARCHAR</text:p>
          </table:table-cell>
          <table:table-cell table:formula="of:=CONCATENATE([.A18];&quot; &quot;;[.F18];&quot;(&quot;;[.B18];&quot;) &quot;;[.D18];&quot;, --&quot;;[champs.B18];&quot; - &quot;;[champs.K18])" office:value-type="string" office:string-value="SFA VARCHAR(1) , --Séjour facturable à l'assurance maladie - Note n°1 -  - Valeurs acceptées {0, 1, 2, 3}" calcext:value-type="string">
            <text:p>SFA VARCHAR(1) , --Séjour facturable à l'assurance maladie - Note n°1 - <text:s/>- Valeurs acceptées {0, 1, 2, 3}</text:p>
          </table:table-cell>
        </table:table-row>
        <table:table-row table:style-name="ro1">
          <table:table-cell table:formula="of:=[champs.C19]" office:value-type="string" office:string-value="F72" calcext:value-type="string">
            <text:p>F72</text:p>
          </table:table-cell>
          <table:table-cell table:formula="of:=[champs.D19]" office:value-type="float" office:value="1" calcext:value-type="float">
            <text:p>1</text:p>
          </table:table-cell>
          <table:table-cell table:number-columns-repeated="2"/>
          <table:table-cell table:formula="of:=[champs.I19]" office:value-type="string" office:string-value="A" calcext:value-type="string">
            <text:p>A</text:p>
          </table:table-cell>
          <table:table-cell office:value-type="string" calcext:value-type="string">
            <text:p>VARCHAR</text:p>
          </table:table-cell>
          <table:table-cell table:formula="of:=CONCATENATE([.A19];&quot; &quot;;[.F19];&quot;(&quot;;[.B19];&quot;) &quot;;[.D19];&quot;, --&quot;;[champs.B19];&quot; - &quot;;[champs.K19])" office:value-type="string" office:string-value="F72 VARCHAR(1) , --Filler -  -  - " calcext:value-type="string">
            <text:p>F72 VARCHAR(1) , --Filler - <text:s/>- <text:s/>- </text:p>
          </table:table-cell>
        </table:table-row>
        <table:table-row table:style-name="ro1">
          <table:table-cell table:formula="of:=[champs.C20]" office:value-type="string" office:string-value="MNFAM" calcext:value-type="string">
            <text:p>MNFAM</text:p>
          </table:table-cell>
          <table:table-cell table:formula="of:=[champs.D20]" office:value-type="float" office:value="1" calcext:value-type="float">
            <text:p>1</text:p>
          </table:table-cell>
          <table:table-cell table:number-columns-repeated="2"/>
          <table:table-cell table:formula="of:=[champs.I20]" office:value-type="string" office:string-value="N" calcext:value-type="string">
            <text:p>N</text:p>
          </table:table-cell>
          <table:table-cell office:value-type="string" calcext:value-type="string">
            <text:p>NUMERIC</text:p>
          </table:table-cell>
          <table:table-cell table:formula="of:=CONCATENATE([.A20];&quot; &quot;;[.F20];&quot;(&quot;;[.B20];&quot;) &quot;;[.D20];&quot;, --&quot;;[champs.B20];&quot; - &quot;;[champs.K20])" office:value-type="string" office:string-value="MNFAM NUMERIC(1) , --Motif de non facturation à l’assurance maladie - Note n°2  -  - Valeurs acceptées {' ', 1, 2, 3, 4, 5, 6, 9}" calcext:value-type="string">
            <text:p>MNFAM NUMERIC(1) , --Motif de non facturation à l’assurance maladie - Note n°2 <text:s/>- <text:s/>- Valeurs acceptées {' ', 1, 2, 3, 4, 5, 6, 9}</text:p>
          </table:table-cell>
        </table:table-row>
        <table:table-row table:style-name="ro1">
          <table:table-cell table:formula="of:=[champs.C21]" office:value-type="string" office:string-value="CGR" calcext:value-type="string">
            <text:p>CGR</text:p>
          </table:table-cell>
          <table:table-cell table:formula="of:=[champs.D21]" office:value-type="float" office:value="2" calcext:value-type="float">
            <text:p>2</text:p>
          </table:table-cell>
          <table:table-cell table:number-columns-repeated="2"/>
          <table:table-cell table:formula="of:=[champs.I21]" office:value-type="string" office:string-value="A" calcext:value-type="string">
            <text:p>A</text:p>
          </table:table-cell>
          <table:table-cell office:value-type="string" calcext:value-type="string">
            <text:p>VARCHAR</text:p>
          </table:table-cell>
          <table:table-cell table:formula="of:=CONCATENATE([.A21];&quot; &quot;;[.F21];&quot;(&quot;;[.B21];&quot;) &quot;;[.D21];&quot;, --&quot;;[champs.B21];&quot; - &quot;;[champs.K21])" office:value-type="string" office:string-value="CGR VARCHAR(2) , --Code Gd régime - Type 2 CP - 49 - Valeurs acceptées {' ', 10, 02, 03, 04, 05, 06, 07, 08, 09, 10, 12, 14, 15, 16, 17, 80 ,90 ,91, 92, 93, 94, 95, 96, 99}" calcext:value-type="string">
            <text:p>CGR VARCHAR(2) , --Code Gd régime - Type 2 CP - 49 - Valeurs acceptées {' ', 10, 02, 03, 04, 05, 06, 07, 08, 09, 10, 12, 14, 15, 16, 17, 80 ,90 ,91, 92, 93, 94, 95, 96, 99}</text:p>
          </table:table-cell>
        </table:table-row>
        <table:table-row table:style-name="ro1">
          <table:table-cell table:formula="of:=[champs.C22]" office:value-type="string" office:string-value="DNAIS" calcext:value-type="string">
            <text:p>DNAIS</text:p>
          </table:table-cell>
          <table:table-cell table:formula="of:=[champs.D22]" office:value-type="float" office:value="8" calcext:value-type="float">
            <text:p>8</text:p>
          </table:table-cell>
          <table:table-cell table:number-columns-repeated="2"/>
          <table:table-cell table:formula="of:=[champs.I22]" office:value-type="string" office:string-value="D" calcext:value-type="string">
            <text:p>D</text:p>
          </table:table-cell>
          <table:table-cell office:value-type="string" calcext:value-type="string">
            <text:p>DATE</text:p>
          </table:table-cell>
          <table:table-cell table:formula="of:=CONCATENATE([.A22];&quot; &quot;;[.F22];[.D22];&quot;, --&quot;;[champs.B22];&quot; - &quot;;[champs.K22])" office:value-type="string" office:string-value="DNAIS DATE, --Date Naissance - Type 2 CP - 96 - Modification liée au format de la date (JJMMAAAA)" calcext:value-type="string">
            <text:p>DNAIS DATE, --Date Naissance - Type 2 CP - 96 - Modification liée au format de la date (JJMMAAAA)</text:p>
          </table:table-cell>
        </table:table-row>
        <table:table-row table:style-name="ro1">
          <table:table-cell table:formula="of:=[champs.C23]" office:value-type="string" office:string-value="RNAIS" calcext:value-type="string">
            <text:p>RNAIS</text:p>
          </table:table-cell>
          <table:table-cell table:formula="of:=[champs.D23]" office:value-type="float" office:value="1" calcext:value-type="float">
            <text:p>1</text:p>
          </table:table-cell>
          <table:table-cell table:number-columns-repeated="2"/>
          <table:table-cell table:formula="of:=[champs.I23]" office:value-type="string" office:string-value="A" calcext:value-type="string">
            <text:p>A</text:p>
          </table:table-cell>
          <table:table-cell office:value-type="string" calcext:value-type="string">
            <text:p>VARCHAR</text:p>
          </table:table-cell>
          <table:table-cell table:formula="of:=CONCATENATE([.A23];&quot; &quot;;[.F23];&quot;(&quot;;[.B23];&quot;) &quot;;[.D23];&quot;, --&quot;;[champs.B23];&quot; - &quot;;[champs.K23])" office:value-type="string" office:string-value="RNAIS VARCHAR(1) , --Rang de naissance - Type 2 CP - 102 - " calcext:value-type="string">
            <text:p>RNAIS VARCHAR(1) , --Rang de naissance - Type 2 CP - 102 - </text:p>
          </table:table-cell>
        </table:table-row>
        <table:table-row table:style-name="ro1">
          <table:table-cell table:formula="of:=[champs.C24]" office:value-type="string" office:string-value="DENT" calcext:value-type="string">
            <text:p>DENT</text:p>
          </table:table-cell>
          <table:table-cell table:formula="of:=[champs.D24]" office:value-type="float" office:value="8" calcext:value-type="float">
            <text:p>8</text:p>
          </table:table-cell>
          <table:table-cell table:number-columns-repeated="2"/>
          <table:table-cell table:formula="of:=[champs.I24]" office:value-type="string" office:string-value="D" calcext:value-type="string">
            <text:p>D</text:p>
          </table:table-cell>
          <table:table-cell office:value-type="string" calcext:value-type="string">
            <text:p>DATE</text:p>
          </table:table-cell>
          <table:table-cell table:formula="of:=CONCATENATE([.A24];&quot; &quot;;[.F24];[.D24];&quot;, --&quot;;[champs.B24];&quot; - &quot;;[champs.K24])" office:value-type="string" office:string-value="DENT DATE, --Date d'entrée - Type 2 CP - 103 - Modification liée au format de la date (JJMMAAAA)" calcext:value-type="string">
            <text:p>DENT DATE, --Date d'entrée - Type 2 CP - 103 - Modification liée au format de la date (JJMMAAAA)</text:p>
          </table:table-cell>
        </table:table-row>
        <table:table-row table:style-name="ro1">
          <table:table-cell table:formula="of:=[champs.C25]" office:value-type="string" office:string-value="DSOR" calcext:value-type="string">
            <text:p>DSOR</text:p>
          </table:table-cell>
          <table:table-cell table:formula="of:=[champs.D25]" office:value-type="float" office:value="8" calcext:value-type="float">
            <text:p>8</text:p>
          </table:table-cell>
          <table:table-cell table:number-columns-repeated="2"/>
          <table:table-cell table:formula="of:=[champs.I25]" office:value-type="string" office:string-value="D" calcext:value-type="string">
            <text:p>D</text:p>
          </table:table-cell>
          <table:table-cell office:value-type="string" calcext:value-type="string">
            <text:p>DATE</text:p>
          </table:table-cell>
          <table:table-cell table:formula="of:=CONCATENATE([.A25];&quot; &quot;;[.F25];[.D25];&quot;, --&quot;;[champs.B25];&quot; - &quot;;[champs.K25])" office:value-type="string" office:string-value="DSOR DATE, --Date de sortie - Type 2 CP - 109 - Modification liée au format de la date (JJMMAAAA)" calcext:value-type="string">
            <text:p>DSOR DATE, --Date de sortie - Type 2 CP - 109 - Modification liée au format de la date (JJMMAAAA)</text:p>
          </table:table-cell>
        </table:table-row>
        <table:table-row table:style-name="ro1">
          <table:table-cell table:formula="of:=[champs.C26]" office:value-type="string" office:string-value="CPLR" calcext:value-type="string">
            <text:p>CPLR</text:p>
          </table:table-cell>
          <table:table-cell table:formula="of:=[champs.D26]" office:value-type="float" office:value="5" calcext:value-type="float">
            <text:p>5</text:p>
          </table:table-cell>
          <table:table-cell table:number-columns-repeated="2"/>
          <table:table-cell table:formula="of:=[champs.I26]" office:value-type="string" office:string-value="A" calcext:value-type="string">
            <text:p>A</text:p>
          </table:table-cell>
          <table:table-cell office:value-type="string" calcext:value-type="string">
            <text:p>VARCHAR</text:p>
          </table:table-cell>
          <table:table-cell table:formula="of:=CONCATENATE([.A26];&quot; &quot;;[.F26];&quot;(&quot;;[.B26];&quot;) &quot;;[.D26];&quot;, --&quot;;[champs.B26];&quot; - &quot;;[champs.K26])" office:value-type="string" office:string-value="CPLR VARCHAR(5) , --Code postal du lieu de résidence du patient - Type 2C - 91 - " calcext:value-type="string">
            <text:p>CPLR VARCHAR(5) , --Code postal du lieu de résidence du patient - Type 2C - 91 - </text:p>
          </table:table-cell>
        </table:table-row>
        <table:table-row table:style-name="ro1">
          <table:table-cell table:formula="of:=[champs.C27]" office:value-type="string" office:string-value="TBRPH" calcext:value-type="string">
            <text:p>TBRPH</text:p>
          </table:table-cell>
          <table:table-cell table:formula="of:=[champs.D27]" office:value-type="float" office:value="8" calcext:value-type="float">
            <text:p>8</text:p>
          </table:table-cell>
          <table:table-cell office:value-type="float" office:value="2" calcext:value-type="float">
            <text:p>2</text:p>
          </table:table-cell>
          <table:table-cell/>
          <table:table-cell table:formula="of:=[champs.I27]" office:value-type="string" office:string-value="N" calcext:value-type="string">
            <text:p>N</text:p>
          </table:table-cell>
          <table:table-cell office:value-type="string" calcext:value-type="string">
            <text:p>NUMERIC</text:p>
          </table:table-cell>
          <table:table-cell table:formula="of:=CONCATENATE([.A27];&quot; &quot;;[.F27];&quot;(&quot;;[.B27];&quot;,&quot;;[.C27];&quot;) &quot;;[.D27];&quot;, --&quot;;[champs.B27];&quot; -&quot;;[champs.K27])" office:value-type="string" office:string-value="TBRPH NUMERIC(8,2) , --Total Base Remboursement Prestation hospitalière -Type 5 CP - 42 - Total des lignes de type 3 (RSF B et P) : 6+2" calcext:value-type="string">
            <text:p>TBRPH NUMERIC(8,2) , --Total Base Remboursement Prestation hospitalière -Type 5 CP - 42 - Total des lignes de type 3 (RSF B et P) : 6+2</text:p>
          </table:table-cell>
        </table:table-row>
        <table:table-row table:style-name="ro1">
          <table:table-cell table:formula="of:=[champs.C28]" office:value-type="string" office:string-value="TRAPH" calcext:value-type="string">
            <text:p>TRAPH</text:p>
          </table:table-cell>
          <table:table-cell table:formula="of:=[champs.D28]" office:value-type="float" office:value="8" calcext:value-type="float">
            <text:p>8</text:p>
          </table:table-cell>
          <table:table-cell office:value-type="float" office:value="2" calcext:value-type="float">
            <text:p>2</text:p>
          </table:table-cell>
          <table:table-cell/>
          <table:table-cell table:formula="of:=[champs.I28]" office:value-type="string" office:string-value="N" calcext:value-type="string">
            <text:p>N</text:p>
          </table:table-cell>
          <table:table-cell office:value-type="string" calcext:value-type="string">
            <text:p>NUMERIC</text:p>
          </table:table-cell>
          <table:table-cell table:formula="of:=CONCATENATE([.A28];&quot; &quot;;[.F28];&quot;(&quot;;[.B28];&quot;,&quot;;[.C28];&quot;) &quot;;[.D28];&quot;, --&quot;;[champs.B28];&quot; -&quot;;[champs.K28])" office:value-type="string" office:string-value="TRAPH NUMERIC(8,2) , --Total remboursable AMO Prestation hospitalières -Type 5 CP - 50 - Id 6+2" calcext:value-type="string">
            <text:p>TRAPH NUMERIC(8,2) , --Total remboursable AMO Prestation hospitalières -Type 5 CP - 50 - Id 6+2</text:p>
          </table:table-cell>
        </table:table-row>
        <table:table-row table:style-name="ro1">
          <table:table-cell table:formula="of:=[champs.C29]" office:value-type="string" office:string-value="THFACT" calcext:value-type="string">
            <text:p>THFACT</text:p>
          </table:table-cell>
          <table:table-cell table:formula="of:=[champs.D29]" office:value-type="float" office:value="8" calcext:value-type="float">
            <text:p>8</text:p>
          </table:table-cell>
          <table:table-cell office:value-type="float" office:value="2" calcext:value-type="float">
            <text:p>2</text:p>
          </table:table-cell>
          <table:table-cell/>
          <table:table-cell table:formula="of:=[champs.I29]" office:value-type="string" office:string-value="N" calcext:value-type="string">
            <text:p>N</text:p>
          </table:table-cell>
          <table:table-cell office:value-type="string" calcext:value-type="string">
            <text:p>NUMERIC</text:p>
          </table:table-cell>
          <table:table-cell table:formula="of:=CONCATENATE([.A29];&quot; &quot;;[.F29];&quot;(&quot;;[.B29];&quot;,&quot;;[.C29];&quot;) &quot;;[.D29];&quot;, --&quot;;[champs.B29];&quot; -&quot;;[champs.K29])" office:value-type="string" office:string-value="THFACT NUMERIC(8,2) , --Total honoraire Facturé -Type 5 CP - 58 - Total des lignes de type 4 (RSF C et M) 6+2" calcext:value-type="string">
            <text:p>THFACT NUMERIC(8,2) , --Total honoraire Facturé -Type 5 CP - 58 - Total des lignes de type 4 (RSF C et M) 6+2</text:p>
          </table:table-cell>
        </table:table-row>
        <table:table-row table:style-name="ro1">
          <table:table-cell table:formula="of:=[champs.C30]" office:value-type="string" office:string-value="THRA" calcext:value-type="string">
            <text:p>THRA</text:p>
          </table:table-cell>
          <table:table-cell table:formula="of:=[champs.D30]" office:value-type="float" office:value="8" calcext:value-type="float">
            <text:p>8</text:p>
          </table:table-cell>
          <table:table-cell office:value-type="float" office:value="2" calcext:value-type="float">
            <text:p>2</text:p>
          </table:table-cell>
          <table:table-cell/>
          <table:table-cell table:formula="of:=[champs.I30]" office:value-type="string" office:string-value="N" calcext:value-type="string">
            <text:p>N</text:p>
          </table:table-cell>
          <table:table-cell office:value-type="string" calcext:value-type="string">
            <text:p>NUMERIC</text:p>
          </table:table-cell>
          <table:table-cell table:formula="of:=CONCATENATE([.A30];&quot; &quot;;[.F30];&quot;(&quot;;[.B30];&quot;,&quot;;[.C30];&quot;) &quot;;[.D30];&quot;, --&quot;;[champs.B30];&quot; -&quot;;[champs.K30])" office:value-type="string" office:string-value="THRA NUMERIC(8,2) , --Total honoraire remboursable AM -Type 5 CP - 66 - Id 6+2" calcext:value-type="string">
            <text:p>THRA NUMERIC(8,2) , --Total honoraire remboursable AM -Type 5 CP - 66 - Id 6+2</text:p>
          </table:table-cell>
        </table:table-row>
        <table:table-row table:style-name="ro1">
          <table:table-cell table:formula="of:=[champs.C31]" office:value-type="string" office:string-value="TPAAO" calcext:value-type="string">
            <text:p>TPAAO</text:p>
          </table:table-cell>
          <table:table-cell table:formula="of:=[champs.D31]" office:value-type="float" office:value="8" calcext:value-type="float">
            <text:p>8</text:p>
          </table:table-cell>
          <table:table-cell office:value-type="float" office:value="2" calcext:value-type="float">
            <text:p>2</text:p>
          </table:table-cell>
          <table:table-cell/>
          <table:table-cell table:formula="of:=[champs.I31]" office:value-type="string" office:string-value="N" calcext:value-type="string">
            <text:p>N</text:p>
          </table:table-cell>
          <table:table-cell office:value-type="string" calcext:value-type="string">
            <text:p>NUMERIC</text:p>
          </table:table-cell>
          <table:table-cell table:formula="of:=CONCATENATE([.A31];&quot; &quot;;[.F31];&quot;(&quot;;[.B31];&quot;,&quot;;[.C31];&quot;) &quot;;[.D31];&quot;, --&quot;;[champs.B31];&quot; -&quot;;[champs.K31])" office:value-type="string" office:string-value="TPAAO NUMERIC(8,2) , --Total participation assuré avant OC -Type 5 CP - 74 - Total des lignes de type 3 (RSF B et P) : 6+2" calcext:value-type="string">
            <text:p>TPAAO NUMERIC(8,2) , --Total participation assuré avant OC -Type 5 CP - 74 - Total des lignes de type 3 (RSF B et P) : 6+2</text:p>
          </table:table-cell>
        </table:table-row>
        <table:table-row table:style-name="ro1">
          <table:table-cell table:formula="of:=[champs.C32]" office:value-type="string" office:string-value="TROPH" calcext:value-type="string">
            <text:p>TROPH</text:p>
          </table:table-cell>
          <table:table-cell table:formula="of:=[champs.D32]" office:value-type="float" office:value="8" calcext:value-type="float">
            <text:p>8</text:p>
          </table:table-cell>
          <table:table-cell office:value-type="float" office:value="2" calcext:value-type="float">
            <text:p>2</text:p>
          </table:table-cell>
          <table:table-cell/>
          <table:table-cell table:formula="of:=[champs.I32]" office:value-type="string" office:string-value="N" calcext:value-type="string">
            <text:p>N</text:p>
          </table:table-cell>
          <table:table-cell office:value-type="string" calcext:value-type="string">
            <text:p>NUMERIC</text:p>
          </table:table-cell>
          <table:table-cell table:formula="of:=CONCATENATE([.A32];&quot; &quot;;[.F32];&quot;(&quot;;[.B32];&quot;,&quot;;[.C32];&quot;) &quot;;[.D32];&quot;, --&quot;;[champs.B32];&quot; -&quot;;[champs.K32])" office:value-type="string" office:string-value="TROPH NUMERIC(8,2) , --Total remboursable OC pour les PH -Type 5 CP - 82 - 6+2" calcext:value-type="string">
            <text:p>TROPH NUMERIC(8,2) , --Total remboursable OC pour les PH -Type 5 CP - 82 - 6+2</text:p>
          </table:table-cell>
        </table:table-row>
        <table:table-row table:style-name="ro1">
          <table:table-cell table:formula="of:=[champs.C33]" office:value-type="string" office:string-value="TROHO" calcext:value-type="string">
            <text:p>TROHO</text:p>
          </table:table-cell>
          <table:table-cell table:formula="of:=[champs.D33]" office:value-type="float" office:value="8" calcext:value-type="float">
            <text:p>8</text:p>
          </table:table-cell>
          <table:table-cell office:value-type="float" office:value="2" calcext:value-type="float">
            <text:p>2</text:p>
          </table:table-cell>
          <table:table-cell/>
          <table:table-cell table:formula="of:=[champs.I33]" office:value-type="string" office:string-value="N" calcext:value-type="string">
            <text:p>N</text:p>
          </table:table-cell>
          <table:table-cell office:value-type="string" calcext:value-type="string">
            <text:p>NUMERIC</text:p>
          </table:table-cell>
          <table:table-cell table:formula="of:=CONCATENATE([.A33];&quot; &quot;;[.F33];&quot;(&quot;;[.B33];&quot;,&quot;;[.C33];&quot;) &quot;;[.D33];&quot;, --&quot;;[champs.B33];&quot; -&quot;;[champs.K33])" office:value-type="string" office:string-value="TROHO NUMERIC(8,2) , --Total remboursable OC pour les honoraires -Type 5 CP - 90 - 6+2" calcext:value-type="string">
            <text:p>TROHO NUMERIC(8,2) , --Total remboursable OC pour les honoraires -Type 5 CP - 90 - 6+2</text:p>
          </table:table-cell>
        </table:table-row>
        <table:table-row table:style-name="ro1">
          <table:table-cell table:formula="of:=[champs.C34]" office:value-type="string" office:string-value="MTFAPH" calcext:value-type="string">
            <text:p>MTFAPH</text:p>
          </table:table-cell>
          <table:table-cell table:formula="of:=[champs.D34]" office:value-type="float" office:value="8" calcext:value-type="float">
            <text:p>8</text:p>
          </table:table-cell>
          <table:table-cell office:value-type="float" office:value="2" calcext:value-type="float">
            <text:p>2</text:p>
          </table:table-cell>
          <table:table-cell/>
          <table:table-cell table:formula="of:=[champs.I34]" office:value-type="string" office:string-value="N" calcext:value-type="string">
            <text:p>N</text:p>
          </table:table-cell>
          <table:table-cell office:value-type="string" calcext:value-type="string">
            <text:p>NUMERIC</text:p>
          </table:table-cell>
          <table:table-cell table:formula="of:=CONCATENATE([.A34];&quot; &quot;;[.F34];&quot;(&quot;;[.B34];&quot;,&quot;;[.C34];&quot;) &quot;;[.D34];&quot;, --&quot;;[champs.B34];&quot; -&quot;;[champs.K34])" office:value-type="string" office:string-value="MTFAPH NUMERIC(8,2) , --Montant total facturé pour PH -Type 5 CP - 115 - 6+2" calcext:value-type="string">
            <text:p>MTFAPH NUMERIC(8,2) , --Montant total facturé pour PH -Type 5 CP - 115 - 6+2</text:p>
          </table:table-cell>
        </table:table-row>
        <table:table-row table:style-name="ro1">
          <table:table-cell table:formula="of:=[champs.C35]" office:value-type="string" office:string-value="F170" calcext:value-type="string">
            <text:p>F170</text:p>
          </table:table-cell>
          <table:table-cell table:formula="of:=[champs.D35]" office:value-type="float" office:value="1" calcext:value-type="float">
            <text:p>1</text:p>
          </table:table-cell>
          <table:table-cell table:number-columns-repeated="2"/>
          <table:table-cell table:formula="of:=[champs.I35]" office:value-type="string" office:string-value="A" calcext:value-type="string">
            <text:p>A</text:p>
          </table:table-cell>
          <table:table-cell office:value-type="string" calcext:value-type="string">
            <text:p>VARCHAR</text:p>
          </table:table-cell>
          <table:table-cell table:formula="of:=CONCATENATE([.A35];&quot; &quot;;[.F35];&quot;(&quot;;[.B35];&quot;) &quot;;[.D35];&quot;, --&quot;;[champs.B35];&quot; - &quot;;[champs.K35])" office:value-type="string" office:string-value="F170 VARCHAR(1) , --Filler -  -  - " calcext:value-type="string">
            <text:p>F170 VARCHAR(1) , --Filler - <text:s/>- <text:s/>- </text:p>
          </table:table-cell>
        </table:table-row>
        <table:table-row table:style-name="ro1">
          <table:table-cell table:formula="of:=[champs.C36]" office:value-type="string" office:string-value="PCMU" calcext:value-type="string">
            <text:p>PCMU</text:p>
          </table:table-cell>
          <table:table-cell table:formula="of:=[champs.D36]" office:value-type="float" office:value="1" calcext:value-type="float">
            <text:p>1</text:p>
          </table:table-cell>
          <table:table-cell table:number-columns-repeated="2"/>
          <table:table-cell table:formula="of:=[champs.I36]" office:value-type="string" office:string-value="N" calcext:value-type="string">
            <text:p>N</text:p>
          </table:table-cell>
          <table:table-cell office:value-type="string" calcext:value-type="string">
            <text:p>NUMERIC</text:p>
          </table:table-cell>
          <table:table-cell table:formula="of:=CONCATENATE([.A36];&quot; &quot;;[.F36];&quot;(&quot;;[.B36];&quot;) &quot;;[.D36];&quot;, --&quot;;[champs.B36];&quot; - &quot;;[champs.K36])" office:value-type="string" office:string-value="PCMU NUMERIC(1) , --Patient bénéficiaire de la CMU - NA -  - 0 : Non | 1 : Oui, laisser à vide si pas d'information" calcext:value-type="string">
            <text:p>PCMU NUMERIC(1) , --Patient bénéficiaire de la CMU - NA - <text:s/>- 0 : Non | 1 : Oui, laisser à vide si pas d'information</text:p>
          </table:table-cell>
        </table:table-row>
        <table:table-row table:style-name="ro1">
          <table:table-cell table:formula="of:=[champs.C37]" office:value-type="string" office:string-value="VFID" calcext:value-type="string">
            <text:p>VFID</text:p>
          </table:table-cell>
          <table:table-cell table:formula="of:=[champs.D37]" office:value-type="float" office:value="1" calcext:value-type="float">
            <text:p>1</text:p>
          </table:table-cell>
          <table:table-cell table:number-columns-repeated="2"/>
          <table:table-cell table:formula="of:=[champs.I37]" office:value-type="string" office:string-value="A" calcext:value-type="string">
            <text:p>A</text:p>
          </table:table-cell>
          <table:table-cell office:value-type="string" calcext:value-type="string">
            <text:p>VARCHAR</text:p>
          </table:table-cell>
          <table:table-cell table:formula="of:=CONCATENATE([.A37];&quot; &quot;;[.F37];&quot;(&quot;;[.B37];&quot;) &quot;;[.D37];&quot;, --&quot;;[champs.B37];&quot; - &quot;;[champs.K37])" office:value-type="string" office:string-value="VFID VARCHAR(1) , --Valorisé par FIDES - NA -  - " calcext:value-type="string">
            <text:p>VFID VARCHAR(1) , --Valorisé par FIDES - NA - <text:s/>- </text:p>
          </table:table-cell>
        </table:table-row>
        <table:table-row table:style-name="ro1">
          <table:table-cell table:formula="of:=[champs.C38]" office:value-type="string" office:string-value="CGES" calcext:value-type="string">
            <text:p>CGES</text:p>
          </table:table-cell>
          <table:table-cell table:formula="of:=[champs.D38]" office:value-type="float" office:value="2" calcext:value-type="float">
            <text:p>2</text:p>
          </table:table-cell>
          <table:table-cell table:number-columns-repeated="2"/>
          <table:table-cell table:formula="of:=[champs.I38]" office:value-type="string" office:string-value="A" calcext:value-type="string">
            <text:p>A</text:p>
          </table:table-cell>
          <table:table-cell office:value-type="string" calcext:value-type="string">
            <text:p>VARCHAR</text:p>
          </table:table-cell>
          <table:table-cell table:formula="of:=CONCATENATE([.A38];&quot; &quot;;[.F38];&quot;(&quot;;[.B38];&quot;) &quot;;[.D38];&quot;, --&quot;;[champs.B38];&quot; - &quot;;[champs.K38])" office:value-type="string" office:string-value="CGES VARCHAR(2) , --Code gestion - NA -  - Reporter l’information figurant dans la zone « régime obligatoire » de la carte vitale" calcext:value-type="string">
            <text:p>CGES VARCHAR(2) , --Code gestion - NA - <text:s/>- Reporter l’information figurant dans la zone « régime obligatoire » de la carte vitale</text:p>
          </table:table-cell>
        </table:table-row>
        <table:table-row table:style-name="ro1">
          <table:table-cell table:formula="of:=[champs.C39]" office:value-type="string" office:string-value="F175" calcext:value-type="string">
            <text:p>F175</text:p>
          </table:table-cell>
          <table:table-cell table:formula="of:=[champs.D39]" office:value-type="float" office:value="9" calcext:value-type="float">
            <text:p>9</text:p>
          </table:table-cell>
          <table:table-cell table:number-columns-repeated="2"/>
          <table:table-cell table:formula="of:=[champs.I39]" office:value-type="string" office:string-value="A" calcext:value-type="string">
            <text:p>A</text:p>
          </table:table-cell>
          <table:table-cell office:value-type="string" calcext:value-type="string">
            <text:p>VARCHAR</text:p>
          </table:table-cell>
          <table:table-cell table:formula="of:=CONCATENATE([.A39];&quot; &quot;;[.F39];&quot;(&quot;;[.B39];&quot;) &quot;;[.D39];&quot;, --&quot;;[champs.B39];&quot; - &quot;;[champs.K39])" office:value-type="string" office:string-value="F175 VARCHAR(9) , --Filler -  -  - " calcext:value-type="string">
            <text:p>F175 VARCHAR(9) , --Filler - <text:s/>- <text:s/>- </text:p>
          </table:table-cell>
        </table:table-row>
        <table:table-row table:style-name="ro1">
          <table:table-cell table:formula="of:=[champs.C40]" office:value-type="string" office:string-value="NOC" calcext:value-type="string">
            <text:p>NOC</text:p>
          </table:table-cell>
          <table:table-cell table:formula="of:=[champs.D40]" office:value-type="float" office:value="10" calcext:value-type="float">
            <text:p>10</text:p>
          </table:table-cell>
          <table:table-cell table:number-columns-repeated="2"/>
          <table:table-cell table:formula="of:=[champs.I40]" office:value-type="string" office:string-value="A" calcext:value-type="string">
            <text:p>A</text:p>
          </table:table-cell>
          <table:table-cell office:value-type="string" calcext:value-type="string">
            <text:p>VARCHAR</text:p>
          </table:table-cell>
          <table:table-cell table:formula="of:=CONCATENATE([.A40];&quot; &quot;;[.F40];&quot;(&quot;;[.B40];&quot;) &quot;;[.D40];&quot;, --&quot;;[champs.B40];&quot; - &quot;;[champs.K40])" office:value-type="string" office:string-value="NOC VARCHAR(10) , --N° d’organisme complémentaire - Type 2 CP - 119 - L’organisme obligatoire peut selon conventions régler directement la part de l’organisme complémentaire à l’établissement ou à l’assuré ou transmettre l’image de son décompte à l’organisme complémentaire. Lorsque l’établissement pratique un tiers payant sur la part complémentaire, il doit obligatoirement positionner le n° de l’organisme complémentaire, cadré à droite, et complété par des zéros à gauche, ou le top mutualiste «M » en position 128, la zone étant complétée par des blancs." calcext:value-type="string">
            <text:p>NOC VARCHAR(10) , --N° d’organisme complémentaire - Type 2 CP - 119 - L’organisme obligatoire peut selon conventions régler directement la part de l’organisme complémentaire à l’établissement ou à l’assuré ou transmettre l’image de son décompte à l’organisme complémentaire. Lorsque l’établissement pratique un tiers payant sur la part complémentaire, il doit obligatoirement positionner le n° de l’organisme complémentaire, cadré à droite, et complété par des zéros à gauche, ou le top mutualiste «M » en position 128, la zone étant complétée par des blancs.</text:p>
          </table:table-cell>
        </table:table-row>
        <table:table-row table:style-name="ro1">
          <table:table-cell table:formula="of:=[champs.C41]" office:value-type="string" office:string-value="NAT" calcext:value-type="string">
            <text:p>NAT</text:p>
          </table:table-cell>
          <table:table-cell table:formula="of:=[champs.D41]" office:value-type="float" office:value="9" calcext:value-type="float">
            <text:p>9</text:p>
          </table:table-cell>
          <table:table-cell table:number-columns-repeated="2"/>
          <table:table-cell table:formula="of:=[champs.I41]" office:value-type="string" office:string-value="A" calcext:value-type="string">
            <text:p>A</text:p>
          </table:table-cell>
          <table:table-cell office:value-type="string" calcext:value-type="string">
            <text:p>VARCHAR</text:p>
          </table:table-cell>
          <table:table-cell table:formula="of:=CONCATENATE([.A41];&quot; &quot;;[.F41];&quot;(&quot;;[.B41];&quot;) &quot;;[.D41];&quot;, --&quot;;[champs.B41];&quot; - &quot;;[champs.K41])" office:value-type="string" office:string-value="NAT VARCHAR(9) , --Numéro accident du travail ou date d’accident de droit commun - Type 2 CP - 86 - Obligatoire en cas d’accident. Lorsque la Nature d’Assurance est AT (41) : indiquer le numéro de l’AT (pour le RG, AAMMJJ + code CRAM + clé à contrôler, voir annexe 5) ou la date de l’AT (AAMMJJ, cadrée à droite et complétée par 3 zéros). Lorsque la Nature d'Assurance est AS (10 ou 13): indiquer la date d’accident de droit commun (AAMMJJ, cadrée à droite et complétée par 3 zéros)" calcext:value-type="string">
            <text:p>NAT VARCHAR(9) , --Numéro accident du travail ou date d’accident de droit commun - Type 2 CP - 86 - Obligatoire en cas d’accident. Lorsque la Nature d’Assurance est AT (41) : indiquer le numéro de l’AT (pour le RG, AAMMJJ + code CRAM + clé à contrôler, voir annexe 5) ou la date de l’AT (AAMMJJ, cadrée à droite et complétée par 3 zéros). Lorsque la Nature d'Assurance est AS (10 ou 13): indiquer la date d’accident de droit commun (AAMMJJ, cadrée à droite et complétée par 3 zéros)</text:p>
          </table:table-cell>
        </table:table-row>
        <table:table-row table:style-name="ro1">
          <table:table-cell table:formula="of:=[champs.C42]" office:value-type="string" office:string-value="MTSFP" calcext:value-type="string">
            <text:p>MTSFP</text:p>
          </table:table-cell>
          <table:table-cell table:formula="of:=[champs.D42]" office:value-type="float" office:value="8" calcext:value-type="float">
            <text:p>8</text:p>
          </table:table-cell>
          <table:table-cell office:value-type="float" office:value="2" calcext:value-type="float">
            <text:p>2</text:p>
          </table:table-cell>
          <table:table-cell/>
          <table:table-cell table:formula="of:=[champs.I42]" office:value-type="string" office:string-value="N" calcext:value-type="string">
            <text:p>N</text:p>
          </table:table-cell>
          <table:table-cell office:value-type="string" calcext:value-type="string">
            <text:p>NUMERIC</text:p>
          </table:table-cell>
          <table:table-cell table:formula="of:=CONCATENATE([.A42];&quot; &quot;;[.F42];&quot;(&quot;;[.B42];&quot;,&quot;;[.C42];&quot;) &quot;;[.D42];&quot;, --&quot;;[champs.B42];&quot; -&quot;;[champs.K42])" office:value-type="string" office:string-value="MTSFP NUMERIC(8,2) , --Montant total du séjour facturé au patient -Facultatif Indicateur Simphonie Montant facturé au titre de la part patient" calcext:value-type="string">
            <text:p>MTSFP NUMERIC(8,2) , --Montant total du séjour facturé au patient -Facultatif Indicateur Simphonie Montant facturé au titre de la part patient</text:p>
          </table:table-cell>
        </table:table-row>
        <table:table-row table:style-name="ro1">
          <table:table-cell table:formula="of:=[champs.C43]" office:value-type="string" office:string-value="REJAMO" calcext:value-type="string">
            <text:p>REJAMO</text:p>
          </table:table-cell>
          <table:table-cell table:formula="of:=[champs.D43]" office:value-type="float" office:value="1" calcext:value-type="float">
            <text:p>1</text:p>
          </table:table-cell>
          <table:table-cell table:number-columns-repeated="2"/>
          <table:table-cell table:formula="of:=[champs.I43]" office:value-type="string" office:string-value="N" calcext:value-type="string">
            <text:p>N</text:p>
          </table:table-cell>
          <table:table-cell office:value-type="string" calcext:value-type="string">
            <text:p>NUMERIC</text:p>
          </table:table-cell>
          <table:table-cell table:formula="of:=CONCATENATE([.A43];&quot; &quot;;[.F43];&quot;(&quot;;[.B43];&quot;) &quot;;[.D43];&quot;, --&quot;;[champs.B43];&quot; - &quot;;[champs.K43])" office:value-type="string" office:string-value="REJAMO NUMERIC(1) , --Rejet AMO - Obligatoire Indicateur Simphonie Nombre de fois où FT AMO a été rejetée (0 à 9)" calcext:value-type="string">
            <text:p>REJAMO NUMERIC(1) , --Rejet AMO - Obligatoire Indicateur Simphonie Nombre de fois où FT AMO a été rejetée (0 à 9)</text:p>
          </table:table-cell>
        </table:table-row>
        <table:table-row table:style-name="ro1">
          <table:table-cell table:formula="of:=[champs.C44]" office:value-type="string" office:string-value="DFAMO" calcext:value-type="string">
            <text:p>DFAMO</text:p>
          </table:table-cell>
          <table:table-cell table:formula="of:=[champs.D44]" office:value-type="float" office:value="8" calcext:value-type="float">
            <text:p>8</text:p>
          </table:table-cell>
          <table:table-cell table:number-columns-repeated="2"/>
          <table:table-cell table:formula="of:=[champs.I44]" office:value-type="string" office:string-value="D" calcext:value-type="string">
            <text:p>D</text:p>
          </table:table-cell>
          <table:table-cell office:value-type="string" calcext:value-type="string">
            <text:p>DATE</text:p>
          </table:table-cell>
          <table:table-cell table:formula="of:=CONCATENATE([.A44];&quot; &quot;;[.F44];[.D44];&quot;, --&quot;;[champs.B44];&quot; - &quot;;[champs.K44])" office:value-type="string" office:string-value="DFAMO DATE, --Date de facturation AMO - Facultatif Indicateur Simphonie Date de l’envoi de la FT AMO" calcext:value-type="string">
            <text:p>DFAMO DATE, --Date de facturation AMO - Facultatif Indicateur Simphonie Date de l’envoi de la FT AMO</text:p>
          </table:table-cell>
        </table:table-row>
        <table:table-row table:style-name="ro1">
          <table:table-cell table:formula="of:=[champs.C45]" office:value-type="string" office:string-value="DFAMC" calcext:value-type="string">
            <text:p>DFAMC</text:p>
          </table:table-cell>
          <table:table-cell table:formula="of:=[champs.D45]" office:value-type="float" office:value="8" calcext:value-type="float">
            <text:p>8</text:p>
          </table:table-cell>
          <table:table-cell table:number-columns-repeated="2"/>
          <table:table-cell table:formula="of:=[champs.I45]" office:value-type="string" office:string-value="D" calcext:value-type="string">
            <text:p>D</text:p>
          </table:table-cell>
          <table:table-cell office:value-type="string" calcext:value-type="string">
            <text:p>DATE</text:p>
          </table:table-cell>
          <table:table-cell table:formula="of:=CONCATENATE([.A45];&quot; &quot;;[.F45];[.D45];&quot;, --&quot;;[champs.B45];&quot; - &quot;;[champs.K45])" office:value-type="string" office:string-value="DFAMC DATE, --Date de facturation AMC - Facultatif Indicateur Simphonie Date de l’envoi de la FT AMC" calcext:value-type="string">
            <text:p>DFAMC DATE, --Date de facturation AMC - Facultatif Indicateur Simphonie Date de l’envoi de la FT AMC</text:p>
          </table:table-cell>
        </table:table-row>
        <table:table-row table:style-name="ro1">
          <table:table-cell table:formula="of:=[champs.C46]" office:value-type="string" office:string-value="DFPAT" calcext:value-type="string">
            <text:p>DFPAT</text:p>
          </table:table-cell>
          <table:table-cell table:formula="of:=[champs.D46]" office:value-type="float" office:value="8" calcext:value-type="float">
            <text:p>8</text:p>
          </table:table-cell>
          <table:table-cell table:number-columns-repeated="2"/>
          <table:table-cell table:formula="of:=[champs.I46]" office:value-type="string" office:string-value="D" calcext:value-type="string">
            <text:p>D</text:p>
          </table:table-cell>
          <table:table-cell office:value-type="string" calcext:value-type="string">
            <text:p>DATE</text:p>
          </table:table-cell>
          <table:table-cell table:formula="of:=CONCATENATE([.A46];&quot; &quot;;[.F46];[.D46];&quot;, --&quot;;[champs.B46];&quot; - &quot;;[champs.K46])" office:value-type="string" office:string-value="DFPAT DATE, --Date de facturation patient - Facultatif Indicateur Simphonie Date de l’envoi de la FT patient" calcext:value-type="string">
            <text:p>DFPAT DATE, --Date de facturation patient - Facultatif Indicateur Simphonie Date de l’envoi de la FT patient</text:p>
          </table:table-cell>
        </table:table-row>
        <table:table-row table:style-name="ro1">
          <table:table-cell table:formula="of:=[champs.C47]" office:value-type="string" office:string-value="DPAMO" calcext:value-type="string">
            <text:p>DPAMO</text:p>
          </table:table-cell>
          <table:table-cell table:formula="of:=[champs.D47]" office:value-type="float" office:value="8" calcext:value-type="float">
            <text:p>8</text:p>
          </table:table-cell>
          <table:table-cell table:number-columns-repeated="2"/>
          <table:table-cell table:formula="of:=[champs.I47]" office:value-type="string" office:string-value="D" calcext:value-type="string">
            <text:p>D</text:p>
          </table:table-cell>
          <table:table-cell office:value-type="string" calcext:value-type="string">
            <text:p>DATE</text:p>
          </table:table-cell>
          <table:table-cell table:formula="of:=CONCATENATE([.A47];&quot; &quot;;[.F47];[.D47];&quot;, --&quot;;[champs.B47];&quot; - &quot;;[champs.K47])" office:value-type="string" office:string-value="DPAMO DATE, --Date de paiement AMO - Facultatif Indicateur Simphonie Date à laquelle la FT AMO est payée en totalité (statut S16)" calcext:value-type="string">
            <text:p>DPAMO DATE, --Date de paiement AMO - Facultatif Indicateur Simphonie Date à laquelle la FT AMO est payée en totalité (statut S16)</text:p>
          </table:table-cell>
        </table:table-row>
        <table:table-row table:style-name="ro1">
          <table:table-cell table:formula="of:=[champs.C48]" office:value-type="string" office:string-value="DPAMC" calcext:value-type="string">
            <text:p>DPAMC</text:p>
          </table:table-cell>
          <table:table-cell table:formula="of:=[champs.D48]" office:value-type="float" office:value="8" calcext:value-type="float">
            <text:p>8</text:p>
          </table:table-cell>
          <table:table-cell table:number-columns-repeated="2"/>
          <table:table-cell table:formula="of:=[champs.I48]" office:value-type="string" office:string-value="D" calcext:value-type="string">
            <text:p>D</text:p>
          </table:table-cell>
          <table:table-cell office:value-type="string" calcext:value-type="string">
            <text:p>DATE</text:p>
          </table:table-cell>
          <table:table-cell table:formula="of:=CONCATENATE([.A48];&quot; &quot;;[.F48];[.D48];&quot;, --&quot;;[champs.B48];&quot; - &quot;;[champs.K48])" office:value-type="string" office:string-value="DPAMC DATE, --Date de paiement AMC - Facultatif Indicateur Simphonie Date à laquelle la FT AMC est payée en totalité (statut S16)" calcext:value-type="string">
            <text:p>DPAMC DATE, --Date de paiement AMC - Facultatif Indicateur Simphonie Date à laquelle la FT AMC est payée en totalité (statut S16)</text:p>
          </table:table-cell>
        </table:table-row>
        <table:table-row table:style-name="ro1">
          <table:table-cell table:formula="of:=[champs.C49]" office:value-type="string" office:string-value="DPPAT" calcext:value-type="string">
            <text:p>DPPAT</text:p>
          </table:table-cell>
          <table:table-cell table:formula="of:=[champs.D49]" office:value-type="float" office:value="8" calcext:value-type="float">
            <text:p>8</text:p>
          </table:table-cell>
          <table:table-cell table:number-columns-repeated="2"/>
          <table:table-cell table:formula="of:=[champs.I49]" office:value-type="string" office:string-value="D" calcext:value-type="string">
            <text:p>D</text:p>
          </table:table-cell>
          <table:table-cell office:value-type="string" calcext:value-type="string">
            <text:p>DATE</text:p>
          </table:table-cell>
          <table:table-cell table:formula="of:=CONCATENATE([.A49];&quot; &quot;;[.F49];[.D49];&quot;, --&quot;;[champs.B49];&quot; - &quot;;[champs.K49])" office:value-type="string" office:string-value="DPPAT DATE, --Date de paiement patient - Facultatif Indicateur Simphonie Date à laquelle la FT patient est payée en totalité (statut S16)" calcext:value-type="string">
            <text:p>DPPAT DATE, --Date de paiement patient - Facultatif Indicateur Simphonie Date à laquelle la FT patient est payée en totalité (statut S16)</text:p>
          </table:table-cell>
        </table:table-row>
        <table:table-row table:style-name="ro1">
          <table:table-cell table:formula="of:=[champs.C50]" office:value-type="string" office:string-value="SFTAMP" calcext:value-type="string">
            <text:p>SFTAMP</text:p>
          </table:table-cell>
          <table:table-cell table:formula="of:=[champs.D50]" office:value-type="float" office:value="1" calcext:value-type="float">
            <text:p>1</text:p>
          </table:table-cell>
          <table:table-cell table:number-columns-repeated="2"/>
          <table:table-cell table:formula="of:=[champs.I50]" office:value-type="string" office:string-value="N" calcext:value-type="string">
            <text:p>N</text:p>
          </table:table-cell>
          <table:table-cell office:value-type="string" calcext:value-type="string">
            <text:p>NUMERIC</text:p>
          </table:table-cell>
          <table:table-cell table:formula="of:=CONCATENATE([.A50];&quot; &quot;;[.F50];&quot;(&quot;;[.B50];&quot;) &quot;;[.D50];&quot;, --&quot;;[champs.B50];&quot; - &quot;;[champs.K50])" office:value-type="string" office:string-value="SFTAMP NUMERIC(1) , --Statut FT AMO - Obligatoire 0 : avant FT validée (statut S2 à S5) 1 : FT validée (statut S6 à S12, S14, S19, et S20) 2 : FT en NiNi (statut S13) 3 : FT payée (S15+S16+S17+S) 9 : sans objet" calcext:value-type="string">
            <text:p>SFTAMP NUMERIC(1) , --Statut FT AMO - Obligatoire 0 : avant FT validée (statut S2 à S5) 1 : FT validée (statut S6 à S12, S14, S19, et S20) 2 : FT en NiNi (statut S13) 3 : FT payée (S15+S16+S17+S) 9 : sans objet</text:p>
          </table:table-cell>
        </table:table-row>
        <table:table-row table:style-name="ro1">
          <table:table-cell table:formula="of:=[champs.C51]" office:value-type="string" office:string-value="SFTAMC" calcext:value-type="string">
            <text:p>SFTAMC</text:p>
          </table:table-cell>
          <table:table-cell table:formula="of:=[champs.D51]" office:value-type="float" office:value="1" calcext:value-type="float">
            <text:p>1</text:p>
          </table:table-cell>
          <table:table-cell table:number-columns-repeated="2"/>
          <table:table-cell table:formula="of:=[champs.I51]" office:value-type="string" office:string-value="N" calcext:value-type="string">
            <text:p>N</text:p>
          </table:table-cell>
          <table:table-cell office:value-type="string" calcext:value-type="string">
            <text:p>NUMERIC</text:p>
          </table:table-cell>
          <table:table-cell table:formula="of:=CONCATENATE([.A51];&quot; &quot;;[.F51];&quot;(&quot;;[.B51];&quot;) &quot;;[.D51];&quot;, --&quot;;[champs.B51];&quot; - &quot;;[champs.K51])" office:value-type="string" office:string-value="SFTAMC NUMERIC(1) , --Statut FT AMC - Obligatoire 0 : avant FT validée (statut S2 à S5) 1 : FT validée (statut S6 à S12, S14, S19, et S20) 2 : FT en NiNi (statut S13) 3 : FT payée (S15+S16+S17+S18) 9 : sans objet" calcext:value-type="string">
            <text:p>SFTAMC NUMERIC(1) , --Statut FT AMC - Obligatoire 0 : avant FT validée (statut S2 à S5) 1 : FT validée (statut S6 à S12, S14, S19, et S20) 2 : FT en NiNi (statut S13) 3 : FT payée (S15+S16+S17+S18) 9 : sans objet</text:p>
          </table:table-cell>
        </table:table-row>
        <table:table-row table:style-name="ro1">
          <table:table-cell table:formula="of:=[champs.C52]" office:value-type="string" office:string-value="SFTPAT" calcext:value-type="string">
            <text:p>SFTPAT</text:p>
          </table:table-cell>
          <table:table-cell table:formula="of:=[champs.D52]" office:value-type="float" office:value="1" calcext:value-type="float">
            <text:p>1</text:p>
          </table:table-cell>
          <table:table-cell table:number-columns-repeated="2"/>
          <table:table-cell table:formula="of:=[champs.I52]" office:value-type="string" office:string-value="N" calcext:value-type="string">
            <text:p>N</text:p>
          </table:table-cell>
          <table:table-cell office:value-type="string" calcext:value-type="string">
            <text:p>NUMERIC</text:p>
          </table:table-cell>
          <table:table-cell table:formula="of:=CONCATENATE([.A52];&quot; &quot;;[.F52];&quot;(&quot;;[.B52];&quot;) &quot;;[.D52];&quot;, --&quot;;[champs.B52];&quot; - &quot;;[champs.K52])" office:value-type="string" office:string-value="SFTPAT NUMERIC(1) , --Statut FT patient - Obligatoire 0 : avant FT validée (statut S2 à S5) 1 : FT validée (statut S6 à S12, S14, S19, et S20) 2 : FT en NiNi (statut S13) 3 : FT payée (S15+S16+S17+S18) 9 : sans objet" calcext:value-type="string">
            <text:p>SFTPAT NUMERIC(1) , --Statut FT patient - Obligatoire 0 : avant FT validée (statut S2 à S5) 1 : FT validée (statut S6 à S12, S14, S19, et S20) 2 : FT en NiNi (statut S13) 3 : FT payée (S15+S16+S17+S18) 9 : sans objet</text:p>
          </table:table-cell>
        </table:table-row>
        <table:table-row table:style-name="ro1">
          <table:table-cell table:formula="of:=[champs.C53]" office:value-type="string" office:string-value="PASOC" calcext:value-type="string">
            <text:p>PASOC</text:p>
          </table:table-cell>
          <table:table-cell table:formula="of:=[champs.D53]" office:value-type="float" office:value="3" calcext:value-type="float">
            <text:p>3</text:p>
          </table:table-cell>
          <table:table-cell table:number-columns-repeated="2"/>
          <table:table-cell table:formula="of:=[champs.I53]" office:value-type="string" office:string-value="A" calcext:value-type="string">
            <text:p>A</text:p>
          </table:table-cell>
          <table:table-cell office:value-type="string" calcext:value-type="string">
            <text:p>VARCHAR</text:p>
          </table:table-cell>
          <table:table-cell table:formula="of:=CONCATENATE([.A53];&quot; &quot;;[.F53];&quot;(&quot;;[.B53];&quot;) &quot;;[.D53];&quot;, --&quot;;[champs.B53];&quot; - &quot;;[champs.K53])" office:value-type="string" office:string-value="PASOC VARCHAR(3) , --Pays d’assurance social - Code INSEE à 5 chiffres, sans les deux premiers chiffres 99. Ou bien code ISO ISO 3166-1 Alpha-3. Pour renseigner cette donnée, il est important de prendre en compte le contexte assurantiel du patient (et non son pays d’origine).Par exemple, un patient français peut avoir une assurance étrangère (anglaise, américaine ou autre…). De même, un patient américain peut avoir une assurance anglaise ou autre. Le code pays à renseigner est bien le code pays de l’assurance du patient. Mettre 000 ou laisser à blanc quand l’information n’est pas disponible." calcext:value-type="string">
            <text:p>PASOC VARCHAR(3) , --Pays d’assurance social - Code INSEE à 5 chiffres, sans les deux premiers chiffres 99. Ou bien code ISO ISO 3166-1 Alpha-3. Pour renseigner cette donnée, il est important de prendre en compte le contexte assurantiel du patient (et non son pays d’origine).Par exemple, un patient français peut avoir une assurance étrangère (anglaise, américaine ou autre…). De même, un patient américain peut avoir une assurance anglaise ou autre. Le code pays à renseigner est bien le code pays de l’assurance du patient. Mettre 000 ou laisser à blanc quand l’information n’est pas disponible.</text:p>
          </table:table-cell>
        </table:table-row>
        <table:table-row table:style-name="ro1">
          <table:table-cell table:formula="of:=[champs.C54]" office:value-type="string" office:string-value="IPP" calcext:value-type="string">
            <text:p>IPP</text:p>
          </table:table-cell>
          <table:table-cell table:formula="of:=[champs.D54]" office:value-type="float" office:value="20" calcext:value-type="float">
            <text:p>20</text:p>
          </table:table-cell>
          <table:table-cell table:number-columns-repeated="2"/>
          <table:table-cell table:formula="of:=[champs.I54]" office:value-type="string" office:string-value="A" calcext:value-type="string">
            <text:p>A</text:p>
          </table:table-cell>
          <table:table-cell office:value-type="string" calcext:value-type="string">
            <text:p>VARCHAR</text:p>
          </table:table-cell>
          <table:table-cell table:formula="of:=CONCATENATE([.A54];&quot; &quot;;[.F54];&quot;(&quot;;[.B54];&quot;) &quot;;[.D54];&quot;, --&quot;;[champs.B54];&quot; - &quot;;[champs.K54])" office:value-type="string" office:string-value="IPP VARCHAR(20) , --Numéro d’identification permanent du patient (IPP) - " calcext:value-type="string">
            <text:p>IPP VARCHAR(20) , --Numéro d’identification permanent du patient (IPP) - </text:p>
          </table:table-cell>
        </table:table-row>
        <table:table-row table:style-name="ro1">
          <table:table-cell table:formula="of:=[champs.C55]" office:value-type="string" office:string-value="INS" calcext:value-type="string">
            <text:p>INS</text:p>
          </table:table-cell>
          <table:table-cell table:formula="of:=[champs.D55]" office:value-type="float" office:value="15" calcext:value-type="float">
            <text:p>15</text:p>
          </table:table-cell>
          <table:table-cell table:number-columns-repeated="2"/>
          <table:table-cell table:formula="of:=[champs.I55]" office:value-type="string" office:string-value="A" calcext:value-type="string">
            <text:p>A</text:p>
          </table:table-cell>
          <table:table-cell office:value-type="string" calcext:value-type="string">
            <text:p>VARCHAR</text:p>
          </table:table-cell>
          <table:table-cell table:formula="of:=CONCATENATE([.A55];&quot; &quot;;[.F55];&quot;(&quot;;[.B55];&quot;) &quot;;[.D55];&quot;, --&quot;;[champs.B55];&quot; - &quot;;[champs.K55])" office:value-type="string" office:string-value="INS VARCHAR(15) , --Identifiant national de santé (INS) - " calcext:value-type="string">
            <text:p>INS VARCHAR(15) , --Identifiant national de santé (INS) - </text:p>
          </table:table-cell>
        </table:table-row>
        <table:table-row table:style-name="ro1">
          <table:table-cell table:formula="of:=[champs.C56]" office:value-type="string" office:string-value="ART51" calcext:value-type="string">
            <text:p>ART51</text:p>
          </table:table-cell>
          <table:table-cell table:formula="of:=[champs.D56]" office:value-type="float" office:value="1" calcext:value-type="float">
            <text:p>1</text:p>
          </table:table-cell>
          <table:table-cell table:number-columns-repeated="2"/>
          <table:table-cell table:formula="of:=[champs.I56]" office:value-type="string" office:string-value="A" calcext:value-type="string">
            <text:p>A</text:p>
          </table:table-cell>
          <table:table-cell office:value-type="string" calcext:value-type="string">
            <text:p>VARCHAR</text:p>
          </table:table-cell>
          <table:table-cell table:formula="of:=CONCATENATE([.A56];&quot; &quot;;[.F56];&quot;(&quot;;[.B56];&quot;) &quot;;[.D56];&quot;, --&quot;;[champs.B56];&quot; - &quot;;[champs.K56])" office:value-type="string" office:string-value="ART51 VARCHAR(1) , --ART51 - " calcext:value-type="string">
            <text:p>ART51 VARCHAR(1) , --ART51 - </text:p>
          </table:table-cell>
        </table:table-row>
        <table:table-row table:style-name="ro1">
          <table:table-cell table:formula="of:=[champs.C57]" office:value-type="string" office:string-value="NFACT" calcext:value-type="string">
            <text:p>NFACT</text:p>
          </table:table-cell>
          <table:table-cell table:formula="of:=[champs.D57]" office:value-type="float" office:value="9" calcext:value-type="float">
            <text:p>9</text:p>
          </table:table-cell>
          <table:table-cell table:number-columns-repeated="2"/>
          <table:table-cell office:value-type="string" calcext:value-type="string">
            <text:p>N</text:p>
          </table:table-cell>
          <table:table-cell office:value-type="string" calcext:value-type="string">
            <text:p>NUMERIC</text:p>
          </table:table-cell>
          <table:table-cell table:formula="of:=CONCATENATE([.A57];&quot; &quot;;[.F57];&quot;(&quot;;[.B57];&quot;) &quot;;[.D57];&quot;, --&quot;;[champs.B57];&quot; - &quot;;[champs.K57])" office:value-type="string" office:string-value="NFACT NUMERIC(9) , --Numéro facture - Type 2 CP - 30 - " calcext:value-type="string">
            <text:p>NFACT NUMERIC(9) , --Numéro facture - Type 2 CP - 30 - </text:p>
          </table:table-cell>
        </table:table-row>
      </table:table>
      <table:named-expressions/>
      <table:database-ranges>
        <table:database-range table:name="__Anonymous_Sheet_DB__2" table:target-range-address="sql.A1:sql.G57"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9-06">00/00/0000</text:date>, <text:time style:data-style-name="N2" text:time-value="09:57:12.67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dc:date>2024-09-06T15:50:43.377000000</dc:date>
    <meta:editing-duration>PT8H52M49S</meta:editing-duration>
    <meta:editing-cycles>44</meta:editing-cycles>
    <meta:document-statistic meta:table-count="3" meta:cell-count="935" meta:object-count="0"/>
  </office:meta>
</office:document-meta>
</file>